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style:font-name="Liberation Sans" fo:font-size="10pt" officeooo:rsid="000f8993" officeooo:paragraph-rsid="000f8993" style:font-size-asian="10pt" style:font-size-complex="10pt"/>
    </style:style>
    <style:style style:name="P2" style:family="paragraph" style:parent-style-name="Standard">
      <style:text-properties style:font-name="Liberation Sans" fo:font-size="10pt" officeooo:rsid="0134e8f6" officeooo:paragraph-rsid="0134e8f6" style:font-size-asian="10pt" style:font-size-complex="10pt"/>
    </style:style>
    <style:style style:name="P3" style:family="paragraph" style:parent-style-name="Standard">
      <style:text-properties style:font-name="Liberation Sans" fo:font-size="10pt" officeooo:rsid="0134e8f6" officeooo:paragraph-rsid="013953d5" style:font-size-asian="10pt" style:font-size-complex="10pt"/>
    </style:style>
    <style:style style:name="P4" style:family="paragraph" style:parent-style-name="Standard">
      <style:text-properties style:font-name="Liberation Sans" fo:font-size="10pt" officeooo:rsid="01377342" officeooo:paragraph-rsid="01377342" style:font-size-asian="10pt" style:font-size-complex="10pt"/>
    </style:style>
    <style:style style:name="P5" style:family="paragraph" style:parent-style-name="Standard">
      <style:text-properties style:font-name="Liberation Sans" fo:font-size="10pt" officeooo:rsid="013953d5" officeooo:paragraph-rsid="013953d5" style:font-size-asian="10pt" style:font-size-complex="10pt"/>
    </style:style>
    <style:style style:name="P6" style:family="paragraph" style:parent-style-name="Standard">
      <style:text-properties style:font-name="Liberation Sans" fo:font-size="10pt" officeooo:rsid="0139ab29" officeooo:paragraph-rsid="0139ab29" style:font-size-asian="10pt" style:font-size-complex="10pt"/>
    </style:style>
    <style:style style:name="P7" style:family="paragraph" style:parent-style-name="Standard">
      <style:text-properties style:font-name="Liberation Sans" fo:font-size="10pt" officeooo:rsid="013a21fc" officeooo:paragraph-rsid="013a21fc" style:font-size-asian="10pt" style:font-size-complex="10pt"/>
    </style:style>
    <style:style style:name="P8" style:family="paragraph" style:parent-style-name="Standard">
      <style:text-properties style:font-name="Liberation Sans" fo:font-size="10pt" officeooo:rsid="013a21fc" officeooo:paragraph-rsid="0141bfe5" style:font-size-asian="10pt" style:font-size-complex="10pt"/>
    </style:style>
    <style:style style:name="P9" style:family="paragraph" style:parent-style-name="Standard">
      <style:text-properties style:font-name="Liberation Sans" fo:font-size="10pt" officeooo:rsid="013b8023" officeooo:paragraph-rsid="013b8023" style:font-size-asian="10pt" style:font-size-complex="10pt"/>
    </style:style>
    <style:style style:name="P10" style:family="paragraph" style:parent-style-name="Standard">
      <style:text-properties style:font-name="Liberation Sans" fo:font-size="10pt" officeooo:rsid="013ca522" officeooo:paragraph-rsid="013ca522" style:font-size-asian="10pt" style:font-size-complex="10pt"/>
    </style:style>
    <style:style style:name="P11" style:family="paragraph" style:parent-style-name="Standard">
      <style:text-properties style:font-name="Liberation Sans" fo:font-size="10pt" officeooo:rsid="014056a0" officeooo:paragraph-rsid="014056a0" style:font-size-asian="10pt" style:font-size-complex="10pt"/>
    </style:style>
    <style:style style:name="P12" style:family="paragraph" style:parent-style-name="Standard">
      <style:text-properties style:font-name="Liberation Sans" fo:font-size="10pt" officeooo:rsid="0141bfe5" officeooo:paragraph-rsid="0141bfe5" style:font-size-asian="10pt" style:font-size-complex="10pt"/>
    </style:style>
    <style:style style:name="P13" style:family="paragraph" style:parent-style-name="Standard">
      <style:text-properties style:font-name="Liberation Sans" fo:font-size="10pt" officeooo:rsid="01428e0a" officeooo:paragraph-rsid="01428e0a" style:font-size-asian="10pt" style:font-size-complex="10pt"/>
    </style:style>
    <style:style style:name="P14" style:family="paragraph" style:parent-style-name="Standard">
      <style:text-properties style:font-name="Liberation Sans" fo:font-size="10pt" officeooo:rsid="0143dcc1" officeooo:paragraph-rsid="0143dcc1" style:font-size-asian="10pt" style:font-size-complex="10pt"/>
    </style:style>
    <style:style style:name="P15" style:family="paragraph" style:parent-style-name="Standard">
      <style:text-properties style:font-name="Liberation Sans" fo:font-size="10pt" style:text-underline-style="solid" style:text-underline-width="auto" style:text-underline-color="font-color" officeooo:rsid="013953d5" officeooo:paragraph-rsid="013953d5" style:font-size-asian="8.75pt" style:font-size-complex="10pt"/>
    </style:style>
    <style:style style:name="P16" style:family="paragraph" style:parent-style-name="Standard">
      <style:paragraph-properties fo:text-align="start" style:justify-single-word="false"/>
      <style:text-properties style:font-name="Liberation Sans" fo:font-size="10pt" style:text-underline-style="solid" style:text-underline-width="auto" style:text-underline-color="font-color" fo:font-weight="normal" officeooo:rsid="0143dcc1" officeooo:paragraph-rsid="0143dcc1" style:font-size-asian="10pt" style:font-weight-asian="normal" style:font-size-complex="10pt" style:font-weight-complex="normal"/>
    </style:style>
    <style:style style:name="P17" style:family="paragraph" style:parent-style-name="Standard">
      <style:text-properties style:font-name="Liberation Sans" fo:font-size="10pt" fo:language="en" fo:country="US" officeooo:rsid="013953d5" officeooo:paragraph-rsid="013953d5" style:font-size-asian="10pt" style:font-size-complex="10pt"/>
    </style:style>
    <style:style style:name="P18" style:family="paragraph" style:parent-style-name="Standard">
      <style:text-properties style:font-name="Liberation Sans" fo:font-size="10pt" fo:language="en" fo:country="US" officeooo:rsid="013953d5" officeooo:paragraph-rsid="019ccb91" style:font-size-asian="10pt" style:font-size-complex="10pt"/>
    </style:style>
    <style:style style:name="P19" style:family="paragraph" style:parent-style-name="Standard">
      <style:text-properties style:font-name="Liberation Sans" fo:font-size="10pt" fo:language="en" fo:country="US" officeooo:rsid="01a15826" officeooo:paragraph-rsid="01a15826" style:font-size-asian="10pt" style:font-size-complex="10pt"/>
    </style:style>
    <style:style style:name="P20" style:family="paragraph" style:parent-style-name="Standard">
      <style:text-properties style:font-name="Liberation Sans" fo:font-size="10pt" fo:language="en" fo:country="US" officeooo:rsid="01a5f187" officeooo:paragraph-rsid="01a5f187" style:font-size-asian="10pt" style:font-size-complex="10pt"/>
    </style:style>
    <style:style style:name="P21" style:family="paragraph" style:parent-style-name="Standard">
      <style:text-properties style:font-name="Liberation Sans" fo:font-size="10pt" fo:language="en" fo:country="US" officeooo:rsid="01ac5823" officeooo:paragraph-rsid="01ac5823" style:font-size-asian="10pt" style:font-size-complex="10pt"/>
    </style:style>
    <style:style style:name="P22" style:family="paragraph" style:parent-style-name="Standard">
      <style:text-properties style:font-name="Liberation Sans" fo:font-size="10pt" fo:language="en" fo:country="US" officeooo:rsid="01acc56b" officeooo:paragraph-rsid="01acc56b" style:font-size-asian="10pt" style:font-size-complex="10pt"/>
    </style:style>
    <style:style style:name="P23" style:family="paragraph" style:parent-style-name="Standard">
      <style:text-properties style:font-name="Liberation Sans" fo:font-size="10pt" fo:language="en" fo:country="US" officeooo:rsid="01adfefa" officeooo:paragraph-rsid="01adfefa" style:font-size-asian="10pt" style:font-size-complex="10pt"/>
    </style:style>
    <style:style style:name="P24" style:family="paragraph" style:parent-style-name="Standard">
      <style:text-properties style:font-name="Liberation Sans" fo:font-size="10pt" fo:language="en" fo:country="US" officeooo:rsid="01b0651f" officeooo:paragraph-rsid="01b0651f" style:font-size-asian="10pt" style:font-size-complex="10pt"/>
    </style:style>
    <style:style style:name="P25" style:family="paragraph" style:parent-style-name="Standard">
      <style:text-properties style:font-name="Liberation Sans" fo:font-size="10pt" fo:language="en" fo:country="US" officeooo:rsid="01b4856f" officeooo:paragraph-rsid="01b4856f" style:font-size-asian="10pt" style:font-size-complex="10pt"/>
    </style:style>
    <style:style style:name="P26" style:family="paragraph" style:parent-style-name="Standard">
      <style:text-properties style:font-name="Liberation Sans" fo:font-size="8pt" fo:language="en" fo:country="US" officeooo:rsid="01a15826" officeooo:paragraph-rsid="01a15826" style:font-size-asian="8pt" style:font-size-complex="8pt"/>
    </style:style>
    <style:style style:name="P27"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style:font-name="Liberation Sans" fo:font-size="8pt" fo:language="en" fo:country="US" officeooo:rsid="01b0651f" officeooo:paragraph-rsid="01b0651f" style:font-size-asian="8pt" style:font-size-complex="8pt"/>
    </style:style>
    <style:style style:name="P28"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style:font-name="Liberation Sans" fo:font-size="8pt" fo:language="en" fo:country="US" officeooo:rsid="01b0651f" officeooo:paragraph-rsid="01b4856f" style:font-size-asian="8pt" style:font-size-complex="8pt"/>
    </style:style>
    <style:style style:name="P29" style:family="paragraph" style:parent-style-name="Standard">
      <style:text-properties officeooo:paragraph-rsid="0136742b"/>
    </style:style>
    <style:style style:name="P30" style:family="paragraph" style:parent-style-name="Standard">
      <style:paragraph-properties fo:line-height="100%">
        <style:tab-stops>
          <style:tab-stop style:position="0.2484in"/>
          <style:tab-stop style:position="0.4807in"/>
          <style:tab-stop style:position="0.7535in"/>
          <style:tab-stop style:position="1.0016in"/>
        </style:tab-stops>
      </style:paragraph-properties>
      <style:text-properties fo:color="#000000" loext:opacity="100%" style:font-name="Liberation Sans" fo:font-size="8pt" officeooo:paragraph-rsid="0139ab29" fo:background-color="transparent" style:font-size-asian="8pt" style:font-size-complex="8pt"/>
    </style:style>
    <style:style style:name="P31"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8pt" fo:background-color="transparent" style:font-size-asian="8pt" style:font-size-complex="8pt"/>
    </style:style>
    <style:style style:name="P32" style:family="paragraph" style:parent-style-name="Standard">
      <style:paragraph-properties fo:line-height="100%"/>
      <style:text-properties fo:color="#000000" loext:opacity="100%" style:font-name="Liberation Sans" fo:font-size="8pt" style:text-underline-style="solid" style:text-underline-width="auto" style:text-underline-color="font-color" fo:font-weight="normal" officeooo:rsid="0147a2f6" officeooo:paragraph-rsid="0147a2f6" fo:background-color="transparent" style:font-size-asian="8pt" style:font-size-complex="8pt"/>
    </style:style>
    <style:style style:name="P3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8pt" fo:font-weight="normal" officeooo:rsid="0157ee62" officeooo:paragraph-rsid="0157ee62" fo:background-color="transparent" style:font-size-asian="8pt" style:font-size-complex="8pt"/>
    </style:style>
    <style:style style:name="P34"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8pt" fo:font-weight="normal" fo:background-color="transparent" style:font-size-asian="8pt" style:font-size-complex="8pt"/>
    </style:style>
    <style:style style:name="P35" style:family="paragraph" style:parent-style-name="Standard">
      <style:paragraph-properties fo:line-height="100%"/>
      <style:text-properties fo:color="#000000" loext:opacity="100%" style:font-name="Liberation Sans" fo:font-size="8pt" fo:font-weight="normal" fo:background-color="transparent" style:font-size-asian="8pt" style:font-size-complex="8pt"/>
    </style:style>
    <style:style style:name="P36" style:family="paragraph" style:parent-style-name="Standard">
      <style:paragraph-properties fo:line-height="100%"/>
      <style:text-properties fo:color="#000000" loext:opacity="100%" style:font-name="Liberation Sans" fo:font-size="8pt" fo:font-weight="normal" officeooo:rsid="016adfeb" officeooo:paragraph-rsid="016adfeb" fo:background-color="transparent" style:font-size-asian="8pt" style:font-size-complex="8pt"/>
    </style:style>
    <style:style style:name="P37" style:family="paragraph" style:parent-style-name="Standard">
      <style:paragraph-properties fo:line-height="100%"/>
      <style:text-properties fo:color="#000000" loext:opacity="100%" style:font-name="Liberation Sans" fo:font-size="8pt" fo:font-weight="normal" officeooo:rsid="015bee2e" officeooo:paragraph-rsid="015bee2e" fo:background-color="transparent" style:font-size-asian="8pt" style:font-size-complex="8pt"/>
    </style:style>
    <style:style style:name="P38"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8pt" fo:font-weight="normal" officeooo:rsid="01712f10" officeooo:paragraph-rsid="01712f10" fo:background-color="transparent" style:font-size-asian="8pt" style:font-size-complex="8pt"/>
    </style:style>
    <style:style style:name="P39" style:family="paragraph" style:parent-style-name="Standard">
      <style:paragraph-properties fo:line-height="100%"/>
      <style:text-properties fo:color="#000000" loext:opacity="100%" style:font-name="Liberation Sans" fo:font-size="8pt" fo:font-weight="normal" officeooo:rsid="0172cceb" officeooo:paragraph-rsid="0172cceb" fo:background-color="transparent" style:font-size-asian="8pt" style:font-size-complex="8pt"/>
    </style:style>
    <style:style style:name="P40" style:family="paragraph" style:parent-style-name="Standard">
      <style:paragraph-properties fo:line-height="100%"/>
      <style:text-properties fo:color="#000000" loext:opacity="100%" style:font-name="Liberation Sans" fo:font-size="10pt" fo:font-weight="normal" officeooo:paragraph-rsid="013a21fc" fo:background-color="transparent" style:font-size-asian="10pt" style:font-size-complex="10pt"/>
    </style:style>
    <style:style style:name="P41" style:family="paragraph" style:parent-style-name="Standard">
      <style:paragraph-properties fo:line-height="100%"/>
      <style:text-properties fo:color="#000000" loext:opacity="100%" style:font-name="Liberation Sans" fo:font-size="10pt" fo:font-weight="normal" officeooo:rsid="0144177a" officeooo:paragraph-rsid="0144177a" fo:background-color="transparent" style:font-size-asian="10pt" style:font-size-complex="10pt"/>
    </style:style>
    <style:style style:name="P42" style:family="paragraph" style:parent-style-name="Standard">
      <style:paragraph-properties fo:line-height="100%"/>
      <style:text-properties fo:color="#000000" loext:opacity="100%" style:font-name="Liberation Sans" fo:font-size="10pt" fo:font-weight="normal" officeooo:rsid="014764cb" officeooo:paragraph-rsid="014764cb" fo:background-color="transparent" style:font-size-asian="10pt" style:font-size-complex="10pt"/>
    </style:style>
    <style:style style:name="P43" style:family="paragraph" style:parent-style-name="Standard">
      <style:paragraph-properties fo:line-height="100%"/>
      <style:text-properties fo:color="#000000" loext:opacity="100%" style:font-name="Liberation Sans" fo:font-size="10pt" fo:font-weight="normal" officeooo:rsid="0147a2f6" officeooo:paragraph-rsid="0147a2f6" fo:background-color="transparent" style:font-size-asian="10pt" style:font-size-complex="10pt"/>
    </style:style>
    <style:style style:name="P44" style:family="paragraph" style:parent-style-name="Standard">
      <style:paragraph-properties fo:line-height="100%"/>
      <style:text-properties fo:color="#000000" loext:opacity="100%" style:font-name="Liberation Sans" fo:font-size="10pt" fo:font-weight="normal" officeooo:rsid="0147a2f6" officeooo:paragraph-rsid="014eb918" fo:background-color="transparent" style:font-size-asian="10pt" style:font-size-complex="10pt"/>
    </style:style>
    <style:style style:name="P45" style:family="paragraph" style:parent-style-name="Standard">
      <style:paragraph-properties fo:line-height="100%"/>
      <style:text-properties fo:color="#000000" loext:opacity="100%" style:font-name="Liberation Sans" fo:font-size="10pt" fo:font-weight="normal" officeooo:rsid="0150b378" officeooo:paragraph-rsid="0150b378" fo:background-color="transparent" style:font-size-asian="10pt" style:font-size-complex="10pt"/>
    </style:style>
    <style:style style:name="P46" style:family="paragraph" style:parent-style-name="Standard">
      <style:paragraph-properties fo:line-height="100%"/>
      <style:text-properties fo:color="#000000" loext:opacity="100%" style:font-name="Liberation Sans" fo:font-size="10pt" fo:font-weight="normal" officeooo:rsid="0150b378" officeooo:paragraph-rsid="0151411f" fo:background-color="transparent" style:font-size-asian="10pt" style:font-size-complex="10pt"/>
    </style:style>
    <style:style style:name="P47" style:family="paragraph" style:parent-style-name="Standard">
      <style:paragraph-properties fo:line-height="100%"/>
      <style:text-properties fo:color="#000000" loext:opacity="100%" style:font-name="Liberation Sans" fo:font-size="10pt" fo:font-weight="normal" officeooo:rsid="0151411f" officeooo:paragraph-rsid="0151411f" fo:background-color="transparent" style:font-size-asian="10pt" style:font-size-complex="10pt"/>
    </style:style>
    <style:style style:name="P48" style:family="paragraph" style:parent-style-name="Standard">
      <style:paragraph-properties fo:line-height="100%"/>
      <style:text-properties fo:color="#000000" loext:opacity="100%" style:font-name="Liberation Sans" fo:font-size="10pt" fo:font-weight="normal" officeooo:rsid="0151411f" officeooo:paragraph-rsid="015326e1" fo:background-color="transparent" style:font-size-asian="10pt" style:font-size-complex="10pt"/>
    </style:style>
    <style:style style:name="P49" style:family="paragraph" style:parent-style-name="Standard">
      <style:paragraph-properties fo:line-height="100%"/>
      <style:text-properties fo:color="#000000" loext:opacity="100%" style:font-name="Liberation Sans" fo:font-size="10pt" fo:font-weight="normal" officeooo:rsid="0151411f" officeooo:paragraph-rsid="0154548f" fo:background-color="transparent" style:font-size-asian="10pt" style:font-size-complex="10pt"/>
    </style:style>
    <style:style style:name="P50" style:family="paragraph" style:parent-style-name="Standard">
      <style:paragraph-properties fo:line-height="100%"/>
      <style:text-properties fo:color="#000000" loext:opacity="100%" style:font-name="Liberation Sans" fo:font-size="10pt" fo:font-weight="normal" officeooo:rsid="0154548f" officeooo:paragraph-rsid="0154548f" fo:background-color="transparent" style:font-size-asian="10pt" style:font-size-complex="10pt"/>
    </style:style>
    <style:style style:name="P51" style:family="paragraph" style:parent-style-name="Standard">
      <style:paragraph-properties fo:line-height="100%"/>
      <style:text-properties fo:color="#000000" loext:opacity="100%" style:font-name="Liberation Sans" fo:font-size="10pt" fo:font-weight="normal" officeooo:rsid="0155fed0" officeooo:paragraph-rsid="0155fed0" fo:background-color="transparent" style:font-size-asian="10pt" style:font-size-complex="10pt"/>
    </style:style>
    <style:style style:name="P52" style:family="paragraph" style:parent-style-name="Standard">
      <style:paragraph-properties fo:line-height="100%"/>
      <style:text-properties fo:color="#000000" loext:opacity="100%" style:font-name="Liberation Sans" fo:font-size="10pt" fo:font-weight="normal" officeooo:rsid="0159b084" officeooo:paragraph-rsid="0159b084" fo:background-color="transparent" style:font-size-asian="10pt" style:font-size-complex="10pt"/>
    </style:style>
    <style:style style:name="P53" style:family="paragraph" style:parent-style-name="Standard">
      <style:paragraph-properties fo:line-height="100%"/>
      <style:text-properties fo:color="#000000" loext:opacity="100%" style:font-name="Liberation Sans" fo:font-size="10pt" fo:font-weight="normal" officeooo:rsid="015bee2e" officeooo:paragraph-rsid="015bee2e" fo:background-color="transparent" style:font-size-asian="10pt" style:font-size-complex="10pt"/>
    </style:style>
    <style:style style:name="P54" style:family="paragraph" style:parent-style-name="Standard">
      <style:paragraph-properties fo:line-height="100%"/>
      <style:text-properties fo:color="#000000" loext:opacity="100%" style:font-name="Liberation Sans" fo:font-size="10pt" fo:font-weight="normal" officeooo:rsid="014eb918" officeooo:paragraph-rsid="014eb918" fo:background-color="transparent" style:font-size-asian="10pt" style:font-size-complex="10pt"/>
    </style:style>
    <style:style style:name="P55" style:family="paragraph" style:parent-style-name="Standard">
      <style:paragraph-properties fo:line-height="100%"/>
      <style:text-properties fo:color="#000000" loext:opacity="100%" style:font-name="Liberation Sans" fo:font-size="10pt" fo:font-weight="normal" officeooo:rsid="0157ee62" officeooo:paragraph-rsid="0157ee62" fo:background-color="transparent" style:font-size-asian="10pt" style:font-size-complex="10pt"/>
    </style:style>
    <style:style style:name="P56" style:family="paragraph" style:parent-style-name="Standard">
      <style:paragraph-properties fo:line-height="100%"/>
      <style:text-properties fo:color="#000000" loext:opacity="100%" style:font-name="Liberation Sans" fo:font-size="10pt" fo:font-weight="normal" officeooo:rsid="016adfeb" officeooo:paragraph-rsid="016adfeb" fo:background-color="transparent" style:font-size-asian="10pt" style:font-size-complex="10pt"/>
    </style:style>
    <style:style style:name="P57" style:family="paragraph" style:parent-style-name="Standard">
      <style:paragraph-properties fo:line-height="100%"/>
      <style:text-properties fo:color="#000000" loext:opacity="100%" style:font-name="Liberation Sans" fo:font-size="10pt" fo:font-weight="normal" officeooo:rsid="016b8ddb" officeooo:paragraph-rsid="016b8ddb" fo:background-color="transparent" style:font-size-asian="10pt" style:font-size-complex="10pt"/>
    </style:style>
    <style:style style:name="P58" style:family="paragraph" style:parent-style-name="Standard">
      <style:paragraph-properties fo:line-height="100%"/>
      <style:text-properties fo:color="#000000" loext:opacity="100%" style:font-name="Liberation Sans" fo:font-size="10pt" fo:font-weight="normal" officeooo:rsid="01712f10" officeooo:paragraph-rsid="01712f10" fo:background-color="transparent" style:font-size-asian="10pt" style:font-size-complex="10pt"/>
    </style:style>
    <style:style style:name="P59" style:family="paragraph" style:parent-style-name="Standard">
      <style:paragraph-properties fo:line-height="100%"/>
      <style:text-properties fo:color="#000000" loext:opacity="100%" style:font-name="Liberation Sans" fo:font-size="10pt" fo:font-weight="normal" officeooo:rsid="017222e6" officeooo:paragraph-rsid="017222e6" fo:background-color="transparent" style:font-size-asian="10pt" style:font-size-complex="10pt"/>
    </style:style>
    <style:style style:name="P60" style:family="paragraph" style:parent-style-name="Standard">
      <style:paragraph-properties fo:line-height="100%"/>
      <style:text-properties fo:color="#000000" loext:opacity="100%" style:font-name="Liberation Sans" fo:font-size="10pt" fo:font-weight="normal" officeooo:rsid="01725324" officeooo:paragraph-rsid="01725324" fo:background-color="transparent" style:font-size-asian="10pt" style:font-size-complex="10pt"/>
    </style:style>
    <style:style style:name="P61" style:family="paragraph" style:parent-style-name="Standard">
      <style:paragraph-properties fo:line-height="100%"/>
      <style:text-properties fo:color="#000000" loext:opacity="100%" style:font-name="Liberation Sans" fo:font-size="10pt" fo:font-weight="normal" officeooo:rsid="0172cceb" officeooo:paragraph-rsid="0172cceb" fo:background-color="transparent" style:font-size-asian="10pt" style:font-size-complex="10pt"/>
    </style:style>
    <style:style style:name="P62" style:family="paragraph" style:parent-style-name="Standard">
      <style:paragraph-properties fo:line-height="100%"/>
      <style:text-properties fo:color="#000000" loext:opacity="100%" style:font-name="Liberation Sans" fo:font-size="10pt" fo:font-weight="normal" officeooo:rsid="017707e3" officeooo:paragraph-rsid="017707e3" fo:background-color="transparent" style:font-size-asian="10pt" style:font-size-complex="10pt"/>
    </style:style>
    <style:style style:name="P63" style:family="paragraph" style:parent-style-name="Standard">
      <style:paragraph-properties fo:line-height="100%"/>
      <style:text-properties fo:color="#000000" loext:opacity="100%" style:font-name="Liberation Sans" fo:font-size="10pt" fo:font-weight="normal" officeooo:rsid="017861b0" officeooo:paragraph-rsid="017861b0" fo:background-color="transparent" style:font-size-asian="10pt" style:font-size-complex="10pt"/>
    </style:style>
    <style:style style:name="P64" style:family="paragraph" style:parent-style-name="Standard">
      <style:paragraph-properties fo:line-height="100%"/>
      <style:text-properties fo:color="#000000" loext:opacity="100%" style:font-name="Liberation Sans" fo:font-size="10pt" fo:font-weight="normal" officeooo:rsid="018ea96b" officeooo:paragraph-rsid="018ea96b" fo:background-color="transparent" style:font-size-asian="10pt" style:font-size-complex="10pt"/>
    </style:style>
    <style:style style:name="P65" style:family="paragraph" style:parent-style-name="Standard">
      <style:paragraph-properties fo:line-height="100%"/>
      <style:text-properties fo:color="#000000" loext:opacity="100%" style:font-name="Liberation Sans" fo:font-size="10pt" fo:font-weight="normal" officeooo:rsid="01909ba3" officeooo:paragraph-rsid="01909ba3" fo:background-color="transparent" style:font-size-asian="10pt" style:font-size-complex="10pt"/>
    </style:style>
    <style:style style:name="P66" style:family="paragraph" style:parent-style-name="Standard">
      <style:paragraph-properties fo:line-height="100%"/>
      <style:text-properties fo:color="#000000" loext:opacity="100%" style:font-name="Liberation Sans" fo:font-size="10pt" fo:font-weight="normal" officeooo:rsid="0193cb17" officeooo:paragraph-rsid="0193cb17" fo:background-color="transparent" style:font-size-asian="10pt" style:font-size-complex="10pt"/>
    </style:style>
    <style:style style:name="P67" style:family="paragraph" style:parent-style-name="Standard">
      <style:paragraph-properties fo:line-height="100%"/>
      <style:text-properties fo:color="#000000" loext:opacity="100%" style:font-name="Liberation Sans" fo:font-size="10pt" fo:font-weight="normal" officeooo:rsid="0196a504" officeooo:paragraph-rsid="0196a504" fo:background-color="transparent" style:font-size-asian="10pt" style:font-size-complex="10pt"/>
    </style:style>
    <style:style style:name="P68" style:family="paragraph" style:parent-style-name="Standard">
      <style:paragraph-properties fo:line-height="100%"/>
      <style:text-properties fo:color="#000000" loext:opacity="100%" style:font-name="Liberation Sans" fo:font-size="10pt" fo:font-weight="normal" officeooo:rsid="01999b1b" officeooo:paragraph-rsid="01999b1b" fo:background-color="transparent" style:font-size-asian="10pt" style:font-size-complex="10pt"/>
    </style:style>
    <style:style style:name="P69" style:family="paragraph" style:parent-style-name="Standard">
      <style:paragraph-properties fo:line-height="100%"/>
      <style:text-properties fo:color="#000000" loext:opacity="100%" style:font-name="Liberation Sans" fo:font-size="10pt" fo:font-weight="normal" officeooo:rsid="0196e9c6" officeooo:paragraph-rsid="0196e9c6" fo:background-color="transparent" style:font-size-asian="10pt" style:font-size-complex="10pt"/>
    </style:style>
    <style:style style:name="P70" style:family="paragraph" style:parent-style-name="Standard">
      <style:paragraph-properties fo:line-height="100%"/>
      <style:text-properties fo:color="#000000" loext:opacity="100%" style:font-name="Liberation Sans" fo:font-size="10pt" fo:font-weight="normal" officeooo:paragraph-rsid="017707e3" fo:background-color="transparent"/>
    </style:style>
    <style:style style:name="P71" style:family="paragraph" style:parent-style-name="Standard">
      <style:paragraph-properties fo:line-height="100%"/>
      <style:text-properties fo:color="#000000" loext:opacity="100%" style:font-name="Liberation Sans" fo:font-size="10pt" fo:font-weight="normal" officeooo:paragraph-rsid="017f9dfc" fo:background-color="transparent"/>
    </style:style>
    <style:style style:name="P72" style:family="paragraph" style:parent-style-name="Standard">
      <style:paragraph-properties fo:line-height="100%"/>
      <style:text-properties fo:color="#000000" loext:opacity="100%" style:font-name="Liberation Sans" fo:font-size="10pt" style:text-underline-style="solid" style:text-underline-width="auto" style:text-underline-color="font-color" fo:font-weight="normal" officeooo:rsid="0144177a" officeooo:paragraph-rsid="0144177a" fo:background-color="transparent" style:font-size-asian="10pt" style:font-size-complex="10pt"/>
    </style:style>
    <style:style style:name="P73" style:family="paragraph" style:parent-style-name="Standard">
      <style:paragraph-properties fo:line-height="100%"/>
      <style:text-properties fo:color="#000000" loext:opacity="100%" style:font-name="Liberation Sans" fo:font-size="10pt" fo:font-weight="bold" officeooo:rsid="015a78cb" officeooo:paragraph-rsid="0151411f" fo:background-color="transparent" style:font-size-asian="10pt" style:font-weight-asian="bold" style:font-size-complex="10pt" style:font-weight-complex="bold"/>
    </style:style>
    <style:style style:name="P74" style:family="paragraph" style:parent-style-name="Standard">
      <style:paragraph-properties fo:line-height="100%"/>
      <style:text-properties fo:color="#000000" loext:opacity="100%" style:font-name="Liberation Sans" fo:font-size="10pt" fo:language="en" fo:country="US" fo:font-weight="normal" officeooo:rsid="017861b0" officeooo:paragraph-rsid="017861b0" fo:background-color="transparent" style:font-size-asian="10pt" style:font-size-complex="10pt"/>
    </style:style>
    <style:style style:name="P75" style:family="paragraph" style:parent-style-name="Standard">
      <style:paragraph-properties fo:line-height="100%"/>
      <style:text-properties fo:color="#000000" loext:opacity="100%" style:font-name="Liberation Sans" fo:font-size="10pt" fo:language="en" fo:country="US" fo:font-weight="normal" officeooo:rsid="017b47a5" officeooo:paragraph-rsid="017b47a5" fo:background-color="transparent" style:font-size-asian="10pt" style:font-size-complex="10pt"/>
    </style:style>
    <style:style style:name="P76" style:family="paragraph" style:parent-style-name="Standard">
      <style:paragraph-properties fo:line-height="100%"/>
      <style:text-properties fo:color="#000000" loext:opacity="100%" style:font-name="Liberation Sans" fo:font-size="10pt" fo:language="en" fo:country="US" fo:font-weight="normal" officeooo:rsid="017f9dfc" officeooo:paragraph-rsid="017f9dfc" fo:background-color="transparent" style:font-size-asian="10pt" style:font-size-complex="10pt"/>
    </style:style>
    <style:style style:name="P77" style:family="paragraph" style:parent-style-name="Standard">
      <style:paragraph-properties fo:line-height="100%"/>
      <style:text-properties fo:color="#000000" loext:opacity="100%" style:font-name="Liberation Sans" fo:font-size="10pt" fo:language="en" fo:country="US" fo:font-weight="normal" officeooo:rsid="01800012" officeooo:paragraph-rsid="01800012" fo:background-color="transparent" style:font-size-asian="10pt" style:font-size-complex="10pt"/>
    </style:style>
    <style:style style:name="P78" style:family="paragraph" style:parent-style-name="Standard">
      <style:paragraph-properties fo:line-height="100%"/>
      <style:text-properties fo:color="#000000" loext:opacity="100%" style:font-name="Liberation Sans" fo:font-size="10pt" fo:language="en" fo:country="US" fo:font-weight="normal" officeooo:rsid="01848ca8" officeooo:paragraph-rsid="01848ca8" fo:background-color="transparent" style:font-size-asian="10pt" style:font-size-complex="10pt"/>
    </style:style>
    <style:style style:name="P79" style:family="paragraph" style:parent-style-name="Standard">
      <style:paragraph-properties fo:line-height="100%"/>
      <style:text-properties fo:color="#000000" loext:opacity="100%" style:font-name="Liberation Sans" fo:font-size="10pt" fo:language="en" fo:country="US" fo:font-weight="normal" officeooo:rsid="018a3f38" officeooo:paragraph-rsid="018a3f38" fo:background-color="transparent" style:font-size-asian="10pt" style:font-size-complex="10pt"/>
    </style:style>
    <style:style style:name="P80" style:family="paragraph" style:parent-style-name="Standard">
      <style:paragraph-properties fo:line-height="100%"/>
      <style:text-properties fo:color="#000000" loext:opacity="100%" style:font-name="Liberation Sans" fo:font-size="10pt" fo:language="en" fo:country="US" fo:font-weight="normal" officeooo:rsid="017e2312" officeooo:paragraph-rsid="018b828c" fo:background-color="transparent" style:font-size-asian="10pt" style:font-size-complex="10pt"/>
    </style:style>
    <style:style style:name="P81" style:family="paragraph" style:parent-style-name="Standard">
      <style:paragraph-properties fo:line-height="100%"/>
      <style:text-properties fo:color="#000000" loext:opacity="100%" style:font-name="Liberation Sans" fo:font-size="10pt" fo:language="en" fo:country="US" fo:font-weight="normal" officeooo:rsid="015bee2e" officeooo:paragraph-rsid="015bee2e" fo:background-color="transparent" style:font-size-asian="10pt" style:font-size-complex="10pt"/>
    </style:style>
    <style:style style:name="P82" style:family="paragraph" style:parent-style-name="Standard">
      <style:paragraph-properties fo:line-height="100%"/>
      <style:text-properties fo:color="#000000" loext:opacity="100%" style:font-name="Liberation Sans" fo:font-size="10pt" fo:language="en" fo:country="US" fo:font-weight="normal" officeooo:rsid="018ea96b" officeooo:paragraph-rsid="018ea96b" fo:background-color="transparent" style:font-size-asian="10pt" style:font-size-complex="10pt"/>
    </style:style>
    <style:style style:name="P83" style:family="paragraph" style:parent-style-name="Standard">
      <style:paragraph-properties fo:line-height="100%"/>
      <style:text-properties fo:color="#000000" loext:opacity="100%" style:font-name="Liberation Sans" fo:font-size="10pt" fo:language="en" fo:country="US" fo:font-weight="bold" officeooo:rsid="017b47a5" officeooo:paragraph-rsid="017b47a5" fo:background-color="transparent" style:font-size-asian="10pt" style:font-weight-asian="bold" style:font-size-complex="10pt" style:font-weight-complex="bold"/>
    </style:style>
    <style:style style:name="P84" style:family="paragraph" style:parent-style-name="Standard">
      <style:paragraph-properties fo:line-height="100%">
        <style:tab-stops>
          <style:tab-stop style:position="0.2484in"/>
          <style:tab-stop style:position="0.4807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8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fo:background-color="transparent" style:font-size-asian="8pt" style:font-size-complex="8pt"/>
    </style:style>
    <style:style style:name="P8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officeooo:paragraph-rsid="01800012" fo:background-color="transparent" style:font-size-asian="8pt" style:font-size-complex="8pt"/>
    </style:style>
    <style:style style:name="P87" style:family="paragraph" style:parent-style-name="Standard">
      <style:paragraph-properties fo:line-height="100%">
        <style:tab-stops>
          <style:tab-stop style:position="0.2484in"/>
          <style:tab-stop style:position="0.4965in"/>
          <style:tab-stop style:position="0.7535in"/>
          <style:tab-stop style:position="0.9854in"/>
          <style:tab-stop style:position="1.25in"/>
          <style:tab-stop style:position="1.4984in"/>
        </style:tab-stops>
      </style:paragraph-properties>
      <style:text-properties fo:color="#000000" loext:opacity="100%" style:font-name="Consolas" fo:font-size="8pt" fo:font-weight="normal" fo:background-color="transparent" style:font-size-asian="8pt" style:font-size-complex="8pt"/>
    </style:style>
    <style:style style:name="P88"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style:font-name="Consolas" fo:font-size="8pt" fo:font-weight="normal" fo:background-color="transparent" style:font-size-asian="8pt" style:font-size-complex="8pt"/>
    </style:style>
    <style:style style:name="P89" style:family="paragraph" style:parent-style-name="Standard">
      <style:paragraph-properties fo:line-height="100%">
        <style:tab-stops>
          <style:tab-stop style:position="0.2484in"/>
        </style:tab-stops>
      </style:paragraph-properties>
      <style:text-properties fo:color="#000000" loext:opacity="100%" style:font-name="Consolas" fo:font-size="8pt" fo:font-weight="normal" fo:background-color="transparent" style:font-size-asian="8pt" style:font-size-complex="8pt"/>
    </style:style>
    <style:style style:name="P90" style:family="paragraph" style:parent-style-name="Standard">
      <style:paragraph-properties fo:line-height="100%"/>
      <style:text-properties fo:color="#000000" loext:opacity="100%" style:font-name="Consolas" fo:font-size="8pt" fo:font-weight="normal" fo:background-color="transparent" style:font-size-asian="8pt" style:font-size-complex="8pt"/>
    </style:style>
    <style:style style:name="P91"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fo:background-color="transparent" style:font-size-asian="8pt" style:font-size-complex="8pt"/>
    </style:style>
    <style:style style:name="P9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s>
      </style:paragraph-properties>
      <style:text-properties fo:color="#000000" loext:opacity="100%" style:font-name="Consolas" fo:font-size="8pt" fo:font-weight="normal" officeooo:paragraph-rsid="01800012" fo:background-color="transparent" style:font-size-asian="8pt" style:font-size-complex="8pt"/>
    </style:style>
    <style:style style:name="P93"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officeooo:rsid="013a21fc" officeooo:paragraph-rsid="013a21fc" fo:background-color="transparent" style:font-size-asian="8pt" style:font-size-complex="8pt"/>
    </style:style>
    <style:style style:name="P94" style:family="paragraph" style:parent-style-name="Standard">
      <style:paragraph-properties fo:line-height="100%">
        <style:tab-stops>
          <style:tab-stop style:position="0.2484in"/>
          <style:tab-stop style:position="0.4965in"/>
          <style:tab-stop style:position="0.7535in"/>
          <style:tab-stop style:position="0.9854in"/>
          <style:tab-stop style:position="1.25in"/>
          <style:tab-stop style:position="1.4984in"/>
        </style:tab-stops>
      </style:paragraph-properties>
      <style:text-properties fo:color="#000000" loext:opacity="100%" style:font-name="Consolas" fo:font-size="8pt" fo:font-weight="normal" officeooo:rsid="0147a2f6" officeooo:paragraph-rsid="0147a2f6" fo:background-color="transparent" style:font-size-asian="8pt" style:font-size-complex="8pt"/>
    </style:style>
    <style:style style:name="P9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officeooo:rsid="0147a2f6" officeooo:paragraph-rsid="0147a2f6" fo:background-color="transparent" style:font-size-asian="8pt" style:font-size-complex="8pt"/>
    </style:style>
    <style:style style:name="P96"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rsid="015bee2e" officeooo:paragraph-rsid="015bee2e" fo:background-color="transparent" style:font-size-asian="8pt" style:font-size-complex="8pt"/>
    </style:style>
    <style:style style:name="P97"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rsid="016b8ddb" officeooo:paragraph-rsid="016ed343" fo:background-color="transparent" style:font-size-asian="8pt" style:font-size-complex="8pt"/>
    </style:style>
    <style:style style:name="P98" style:family="paragraph" style:parent-style-name="Standard">
      <style:paragraph-properties fo:line-height="100%">
        <style:tab-stops>
          <style:tab-stop style:position="0.2484in"/>
        </style:tab-stops>
      </style:paragraph-properties>
      <style:text-properties fo:color="#000000" loext:opacity="100%" style:font-name="Consolas" fo:font-size="8pt" fo:font-weight="normal" officeooo:rsid="016b8ddb" officeooo:paragraph-rsid="016b8ddb" fo:background-color="transparent" style:font-size-asian="8pt" style:font-size-complex="8pt"/>
    </style:style>
    <style:style style:name="P99" style:family="paragraph" style:parent-style-name="Standard">
      <style:paragraph-properties fo:line-height="100%">
        <style:tab-stops>
          <style:tab-stop style:position="0.2484in"/>
        </style:tab-stops>
      </style:paragraph-properties>
      <style:text-properties fo:color="#000000" loext:opacity="100%" style:font-name="Consolas" fo:font-size="8pt" fo:font-weight="normal" officeooo:rsid="01712f10" officeooo:paragraph-rsid="01712f10" fo:background-color="transparent" style:font-size-asian="8pt" style:font-size-complex="8pt"/>
    </style:style>
    <style:style style:name="P100" style:family="paragraph" style:parent-style-name="Standard">
      <style:paragraph-properties fo:line-height="100%"/>
      <style:text-properties fo:color="#000000" loext:opacity="100%" style:font-name="Consolas" fo:font-size="8pt" fo:font-weight="normal" officeooo:rsid="01725324" officeooo:paragraph-rsid="01725324" fo:background-color="transparent" style:font-size-asian="8pt" style:font-size-complex="8pt"/>
    </style:style>
    <style:style style:name="P101" style:family="paragraph" style:parent-style-name="Standard">
      <style:paragraph-properties fo:line-height="100%">
        <style:tab-stops>
          <style:tab-stop style:position="0.2484in"/>
          <style:tab-stop style:position="0.4965in"/>
          <style:tab-stop style:position="0.7535in"/>
          <style:tab-stop style:position="1.0016in"/>
        </style:tab-stops>
      </style:paragraph-properties>
      <style:text-properties fo:color="#000000" loext:opacity="100%" style:font-name="Consolas" fo:font-size="8pt" fo:font-weight="normal" officeooo:rsid="017861b0" officeooo:paragraph-rsid="017861b0" fo:background-color="transparent" style:font-size-asian="8pt" style:font-size-complex="8pt"/>
    </style:style>
    <style:style style:name="P102"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03" style:family="paragraph" style:parent-style-name="Standard">
      <style:paragraph-properties fo:line-height="100%">
        <style:tab-stops>
          <style:tab-stop style:position="0.2484in"/>
          <style:tab-stop style:position="0.4965in"/>
          <style:tab-stop style:position="0.7535in"/>
          <style:tab-stop style:position="0.9854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04" style:family="paragraph" style:parent-style-name="Standard">
      <style:paragraph-properties fo:line-height="100%">
        <style:tab-stops>
          <style:tab-stop style:position="0.2484in"/>
          <style:tab-stop style:position="0.4965in"/>
          <style:tab-stop style:position="0.7535in"/>
          <style:tab-stop style:position="0.9854in"/>
          <style:tab-stop style:position="1.25in"/>
          <style:tab-stop style:position="1.4984in"/>
        </style:tab-stops>
      </style:paragraph-properties>
      <style:text-properties fo:color="#000000" loext:opacity="100%" fo:font-size="8pt" officeooo:paragraph-rsid="0149612e" fo:background-color="transparent" style:font-size-asian="8pt" style:font-size-complex="8pt"/>
    </style:style>
    <style:style style:name="P105" style:family="paragraph" style:parent-style-name="Standard">
      <style:paragraph-properties fo:line-height="100%">
        <style:tab-stops>
          <style:tab-stop style:position="0.2484in"/>
        </style:tab-stops>
      </style:paragraph-properties>
      <style:text-properties fo:color="#000000" loext:opacity="100%" fo:font-size="8pt" officeooo:paragraph-rsid="016e882f" fo:background-color="transparent" style:font-size-asian="8pt" style:font-size-complex="8pt"/>
    </style:style>
    <style:style style:name="P106" style:family="paragraph" style:parent-style-name="Standard">
      <style:paragraph-properties fo:line-height="100%">
        <style:tab-stops>
          <style:tab-stop style:position="0.2484in"/>
          <style:tab-stop style:position="0.4965in"/>
          <style:tab-stop style:position="0.7535in"/>
        </style:tab-stops>
      </style:paragraph-properties>
      <style:text-properties fo:color="#000000" loext:opacity="100%" fo:font-size="8pt" officeooo:paragraph-rsid="0149612e" fo:background-color="transparent"/>
    </style:style>
    <style:style style:name="P10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999999" loext:opacity="100%" style:font-name="Consolas" fo:font-size="8pt" fo:font-weight="normal" fo:background-color="transparent" style:font-size-asian="8pt" style:font-size-complex="8pt"/>
    </style:style>
    <style:style style:name="P108" style:family="paragraph" style:parent-style-name="Standard">
      <style:paragraph-properties fo:line-height="100%">
        <style:tab-stops>
          <style:tab-stop style:position="0.2484in"/>
          <style:tab-stop style:position="0.4965in"/>
          <style:tab-stop style:position="0.7535in"/>
          <style:tab-stop style:position="0.9854in"/>
          <style:tab-stop style:position="1.25in"/>
          <style:tab-stop style:position="1.4984in"/>
        </style:tab-stops>
      </style:paragraph-properties>
      <style:text-properties fo:color="#999999" loext:opacity="100%" style:font-name="Consolas" fo:font-size="8pt" fo:font-weight="normal" fo:background-color="transparent" style:font-size-asian="8pt" style:font-size-complex="8pt"/>
    </style:style>
    <style:style style:name="P10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808080" loext:opacity="100%" style:font-name="Consolas" fo:font-size="8pt" fo:font-weight="normal" fo:background-color="transparent" style:font-size-asian="8pt" style:font-size-complex="8pt"/>
    </style:style>
    <style:style style:name="P110" style:family="paragraph" style:parent-style-name="Standard">
      <style:paragraph-properties fo:line-height="100%"/>
      <style:text-properties fo:color="#808080" loext:opacity="100%" style:font-name="Liberation Sans" fo:font-size="8pt" fo:font-weight="normal" officeooo:rsid="019170fa" officeooo:paragraph-rsid="019383c5" fo:background-color="transparent" style:font-size-asian="8pt" style:font-size-complex="8pt"/>
    </style:style>
    <style:style style:name="P111" style:family="paragraph" style:parent-style-name="Standard">
      <style:paragraph-properties fo:line-height="100%"/>
      <style:text-properties fo:color="#808080" loext:opacity="100%" style:font-name="Liberation Sans" fo:font-size="8pt" fo:font-weight="normal" officeooo:rsid="019383c5" officeooo:paragraph-rsid="019383c5" fo:background-color="transparent" style:font-size-asian="8pt" style:font-size-complex="8pt"/>
    </style:style>
    <style:style style:name="P112" style:family="paragraph" style:parent-style-name="Standard">
      <style:paragraph-properties fo:line-height="100%"/>
      <style:text-properties fo:color="#808080" loext:opacity="100%" style:font-name="Liberation Sans" fo:font-size="8pt" fo:font-weight="normal" officeooo:rsid="0193cb17" officeooo:paragraph-rsid="0193cb17" fo:background-color="transparent" style:font-size-asian="8pt" style:font-size-complex="8pt"/>
    </style:style>
    <style:style style:name="P113" style:family="paragraph" style:parent-style-name="Standard">
      <style:text-properties fo:color="#55308d" loext:opacity="100%" style:font-name="Liberation Sans" fo:font-size="10pt" fo:language="en" fo:country="US" officeooo:rsid="019ccb91" officeooo:paragraph-rsid="019ccb91" style:font-size-asian="10pt" style:font-size-complex="10pt"/>
    </style:style>
    <style:style style:name="P114" style:family="paragraph" style:parent-style-name="Standard">
      <style:text-properties fo:color="#55308d" loext:opacity="100%" style:font-name="Liberation Sans" fo:font-size="10pt" fo:language="en" fo:country="US" officeooo:rsid="013953d5" officeooo:paragraph-rsid="019ccb91" style:font-size-asian="10pt" style:font-size-complex="10pt"/>
    </style:style>
    <style:style style:name="P115"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fo:color="#000000" loext:opacity="100%" style:font-name="Consolas" fo:font-size="8pt" fo:language="en" fo:country="US" fo:font-weight="normal" officeooo:rsid="01b0651f" officeooo:paragraph-rsid="01b4856f" fo:background-color="transparent" style:font-size-asian="8pt" style:font-size-complex="8pt"/>
    </style:style>
    <style:style style:name="P116" style:family="paragraph" style:parent-style-name="Standard">
      <style:paragraph-properties>
        <style:tab-stops>
          <style:tab-stop style:position="0.2484in"/>
          <style:tab-stop style:position="0.4965in"/>
          <style:tab-stop style:position="0.7535in"/>
        </style:tab-stops>
      </style:paragraph-properties>
      <style:text-properties fo:color="#000000" loext:opacity="100%" style:font-name="Consolas" fo:font-size="8pt" fo:language="en" fo:country="US" fo:font-weight="normal" officeooo:rsid="01b0651f" officeooo:paragraph-rsid="01b0651f" fo:background-color="transparent" style:font-size-asian="8pt" style:font-size-complex="8pt"/>
    </style:style>
    <style:style style:name="P117"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Consolas" fo:font-size="8pt" fo:font-weight="normal" fo:background-color="transparent" style:font-size-asian="8pt" style:font-size-complex="8pt"/>
    </style:style>
    <style:style style:name="P118" style:family="paragraph" style:parent-style-name="Standard">
      <style:paragraph-properties fo:line-height="100%">
        <style:tab-stops>
          <style:tab-stop style:position="0.2484in"/>
          <style:tab-stop style:position="0.489in"/>
          <style:tab-stop style:position="0.7535in"/>
          <style:tab-stop style:position="1.0016in"/>
          <style:tab-stop style:position="1.25in"/>
        </style:tab-stops>
      </style:paragraph-properties>
      <style:text-properties fo:color="#000000" loext:opacity="100%" fo:font-size="8pt" officeooo:paragraph-rsid="01c3f9d6" fo:background-color="transparent" style:font-size-asian="8pt" style:font-size-complex="8pt"/>
    </style:style>
    <style:style style:name="P119"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fo:font-size="8pt" fo:background-color="transparent" style:font-size-asian="8pt" style:font-size-complex="8pt"/>
    </style:style>
    <style:style style:name="P120" style:family="paragraph" style:parent-style-name="Standard">
      <style:paragraph-properties fo:line-height="100%">
        <style:tab-stops>
          <style:tab-stop style:position="0.2484in"/>
          <style:tab-stop style:position="0.489in"/>
          <style:tab-stop style:position="0.7535in"/>
          <style:tab-stop style:position="1.0016in"/>
          <style:tab-stop style:position="1.25in"/>
        </style:tab-stops>
      </style:paragraph-properties>
      <style:text-properties fo:color="#000000" loext:opacity="100%" style:font-name="Liberation Sans" fo:font-size="8pt" fo:background-color="transparent" style:font-size-asian="8pt" style:font-size-complex="8pt"/>
    </style:style>
    <style:style style:name="P121"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0.9854in"/>
        </style:tab-stops>
      </style:paragraph-properties>
      <style:text-properties fo:color="#000000" loext:opacity="100%" style:font-name="Liberation Sans" fo:font-size="8pt" fo:background-color="transparent" style:font-size-asian="8pt" style:font-size-complex="8pt"/>
    </style:style>
    <style:style style:name="P122" style:family="paragraph" style:parent-style-name="Standard">
      <style:paragraph-properties fo:line-height="100%">
        <style:tab-stops>
          <style:tab-stop style:position="0.2484in"/>
          <style:tab-stop style:position="0.489in"/>
          <style:tab-stop style:position="0.7535in"/>
          <style:tab-stop style:position="1.0016in"/>
          <style:tab-stop style:position="1.25in"/>
        </style:tab-stops>
      </style:paragraph-properties>
      <style:text-properties fo:color="#000000" loext:opacity="100%" style:font-name="Liberation Sans" fo:font-size="8pt" fo:font-weight="normal" fo:background-color="transparent" style:font-size-asian="8pt" style:font-size-complex="8pt"/>
    </style:style>
    <style:style style:name="P123"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0.9854in"/>
        </style:tab-stops>
      </style:paragraph-properties>
      <style:text-properties fo:color="#000000" loext:opacity="100%" style:font-name="Liberation Sans" fo:font-size="8pt" fo:font-weight="normal" fo:background-color="transparent" style:font-size-asian="8pt" style:font-size-complex="8pt"/>
    </style:style>
    <style:style style:name="P124"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0.9854in"/>
        </style:tab-stops>
      </style:paragraph-properties>
      <style:text-properties fo:color="#000000" loext:opacity="100%" style:font-name="Liberation Sans" fo:font-size="8pt" fo:language="en" fo:country="US" fo:font-weight="normal" officeooo:rsid="01c91a03" officeooo:paragraph-rsid="01c91a03" fo:background-color="transparent" style:font-size-asian="8pt" style:font-size-complex="8pt"/>
    </style:style>
    <style:style style:name="P125"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000000" loext:opacity="100%" style:font-name="Liberation Sans" fo:font-size="8pt" officeooo:paragraph-rsid="01e1310e" fo:background-color="transparent" style:font-size-asian="8pt" style:font-size-complex="8pt"/>
    </style:style>
    <style:style style:name="P126" style:family="paragraph" style:parent-style-name="Standard">
      <style:text-properties style:font-name="Liberation Sans" fo:font-size="10pt" fo:language="en" fo:country="US" officeooo:rsid="01b15773" officeooo:paragraph-rsid="01b0651f" style:font-size-asian="10pt" style:font-size-complex="10pt"/>
    </style:style>
    <style:style style:name="P127" style:family="paragraph" style:parent-style-name="Standard">
      <style:text-properties style:font-name="Liberation Sans" fo:font-size="10pt" fo:language="en" fo:country="US" officeooo:rsid="01a15826" officeooo:paragraph-rsid="01a15826" style:font-size-asian="10pt" style:font-size-complex="10pt"/>
    </style:style>
    <style:style style:name="P128" style:family="paragraph" style:parent-style-name="Standard">
      <style:text-properties style:font-name="Liberation Sans" fo:font-size="10pt" fo:language="en" fo:country="US" officeooo:rsid="01a15826" officeooo:paragraph-rsid="01d690ac" style:font-size-asian="10pt" style:font-size-complex="10pt"/>
    </style:style>
    <style:style style:name="P129" style:family="paragraph" style:parent-style-name="Standard">
      <style:text-properties style:font-name="Liberation Sans" fo:font-size="10pt" fo:language="en" fo:country="US" officeooo:rsid="01bfb313" officeooo:paragraph-rsid="01bfb313" style:font-size-asian="10pt" style:font-size-complex="10pt"/>
    </style:style>
    <style:style style:name="P130" style:family="paragraph" style:parent-style-name="Standard">
      <style:text-properties style:font-name="Liberation Sans" fo:font-size="10pt" fo:language="en" fo:country="US" officeooo:rsid="01c223ea" officeooo:paragraph-rsid="01c223ea" style:font-size-asian="10pt" style:font-size-complex="10pt"/>
    </style:style>
    <style:style style:name="P131" style:family="paragraph" style:parent-style-name="Standard">
      <style:text-properties style:font-name="Liberation Sans" fo:font-size="10pt" fo:language="en" fo:country="US" officeooo:rsid="01c3f9d6" officeooo:paragraph-rsid="01c3f9d6" style:font-size-asian="10pt" style:font-size-complex="10pt"/>
    </style:style>
    <style:style style:name="P132" style:family="paragraph" style:parent-style-name="Standard">
      <style:text-properties style:font-name="Liberation Sans" fo:font-size="10pt" fo:language="en" fo:country="US" officeooo:rsid="01c8405d" officeooo:paragraph-rsid="01c8405d" style:font-size-asian="10pt" style:font-size-complex="10pt"/>
    </style:style>
    <style:style style:name="P133" style:family="paragraph" style:parent-style-name="Standard">
      <style:text-properties style:font-name="Liberation Sans" fo:font-size="10pt" fo:language="en" fo:country="US" officeooo:rsid="01c90144" officeooo:paragraph-rsid="01c90144" style:font-size-asian="10pt" style:font-size-complex="10pt"/>
    </style:style>
    <style:style style:name="P134" style:family="paragraph" style:parent-style-name="Standard">
      <style:text-properties style:font-name="Liberation Sans" fo:font-size="10pt" fo:language="en" fo:country="US" officeooo:rsid="01c91a03" officeooo:paragraph-rsid="01c91a03" style:font-size-asian="10pt" style:font-size-complex="10pt"/>
    </style:style>
    <style:style style:name="P135" style:family="paragraph" style:parent-style-name="Standard">
      <style:text-properties style:font-name="Liberation Sans" fo:font-size="10pt" fo:language="en" fo:country="US" officeooo:rsid="01cbcd7e" officeooo:paragraph-rsid="01cbcd7e" style:font-size-asian="10pt" style:font-size-complex="10pt"/>
    </style:style>
    <style:style style:name="P136" style:family="paragraph" style:parent-style-name="Standard">
      <style:text-properties style:font-name="Liberation Sans" fo:font-size="10pt" fo:language="en" fo:country="US" officeooo:rsid="01cce162" officeooo:paragraph-rsid="01cce162" style:font-size-asian="10pt" style:font-size-complex="10pt"/>
    </style:style>
    <style:style style:name="P137" style:family="paragraph" style:parent-style-name="Standard">
      <style:text-properties style:font-name="Liberation Sans" fo:font-size="10pt" fo:language="en" fo:country="US" officeooo:rsid="01cd2a3f" officeooo:paragraph-rsid="01cd2a3f" style:font-size-asian="10pt" style:font-size-complex="10pt"/>
    </style:style>
    <style:style style:name="P138" style:family="paragraph" style:parent-style-name="Standard">
      <style:text-properties style:font-name="Liberation Sans" fo:font-size="10pt" fo:language="en" fo:country="US" officeooo:rsid="01ce6a17" officeooo:paragraph-rsid="01ce6a17" style:font-size-asian="10pt" style:font-size-complex="10pt"/>
    </style:style>
    <style:style style:name="P139" style:family="paragraph" style:parent-style-name="Standard">
      <style:text-properties style:font-name="Liberation Sans" fo:font-size="10pt" fo:language="en" fo:country="US" officeooo:rsid="01cf7cd0" officeooo:paragraph-rsid="01cf7cd0" style:font-size-asian="10pt" style:font-size-complex="10pt"/>
    </style:style>
    <style:style style:name="P140" style:family="paragraph" style:parent-style-name="Standard">
      <style:text-properties style:font-name="Liberation Sans" fo:font-size="10pt" fo:language="en" fo:country="US" officeooo:rsid="01cf9242" officeooo:paragraph-rsid="01cf9242" style:font-size-asian="10pt" style:font-size-complex="10pt"/>
    </style:style>
    <style:style style:name="P141" style:family="paragraph" style:parent-style-name="Standard">
      <style:text-properties style:font-name="Liberation Sans" fo:font-size="10pt" fo:language="en" fo:country="US" officeooo:rsid="01d03642" officeooo:paragraph-rsid="01d03642" style:font-size-asian="10pt" style:font-size-complex="10pt"/>
    </style:style>
    <style:style style:name="P142" style:family="paragraph" style:parent-style-name="Standard">
      <style:text-properties style:font-name="Liberation Sans" fo:font-size="10pt" fo:language="en" fo:country="US" officeooo:rsid="01d16467" officeooo:paragraph-rsid="01d16467" style:font-size-asian="10pt" style:font-size-complex="10pt"/>
    </style:style>
    <style:style style:name="P143" style:family="paragraph" style:parent-style-name="Standard">
      <style:text-properties style:font-name="Liberation Sans" fo:font-size="10pt" fo:language="en" fo:country="US" officeooo:rsid="01d16467" officeooo:paragraph-rsid="01d54fa0" style:font-size-asian="10pt" style:font-size-complex="10pt"/>
    </style:style>
    <style:style style:name="P144" style:family="paragraph" style:parent-style-name="Standard">
      <style:text-properties style:font-name="Liberation Sans" fo:font-size="10pt" fo:language="en" fo:country="US" officeooo:rsid="01d1a6fb" officeooo:paragraph-rsid="01d7ff9f" style:font-size-asian="10pt" style:font-size-complex="10pt"/>
    </style:style>
    <style:style style:name="P145" style:family="paragraph" style:parent-style-name="Standard">
      <style:text-properties style:font-name="Liberation Sans" fo:font-size="10pt" fo:language="en" fo:country="US" officeooo:rsid="01d7c22d" officeooo:paragraph-rsid="01d7c22d" style:font-size-asian="10pt" style:font-size-complex="10pt"/>
    </style:style>
    <style:style style:name="P146" style:family="paragraph" style:parent-style-name="Standard">
      <style:text-properties style:font-name="Liberation Sans" fo:font-size="10pt" fo:language="en" fo:country="US" officeooo:rsid="01da3d2b" officeooo:paragraph-rsid="01da3d2b" style:font-size-asian="10pt" style:font-size-complex="10pt"/>
    </style:style>
    <style:style style:name="P147" style:family="paragraph" style:parent-style-name="Standard">
      <style:text-properties style:font-name="Liberation Sans" fo:font-size="10pt" fo:language="en" fo:country="US" officeooo:rsid="01db94f7" officeooo:paragraph-rsid="01dd5e91" style:font-size-asian="10pt" style:font-size-complex="10pt"/>
    </style:style>
    <style:style style:name="P148" style:family="paragraph" style:parent-style-name="Standard">
      <style:text-properties style:font-name="Liberation Sans" fo:font-size="10pt" fo:language="en" fo:country="US" officeooo:rsid="01e000d8" officeooo:paragraph-rsid="01e000d8" style:font-size-asian="10pt" style:font-size-complex="10pt"/>
    </style:style>
    <style:style style:name="P149" style:family="paragraph" style:parent-style-name="Standard">
      <style:text-properties style:font-name="Liberation Sans" fo:font-size="10pt" fo:language="en" fo:country="US" officeooo:rsid="01e1310e" officeooo:paragraph-rsid="01e1310e" style:font-size-asian="10pt" style:font-size-complex="10pt"/>
    </style:style>
    <style:style style:name="P150" style:family="paragraph" style:parent-style-name="Standard">
      <style:text-properties style:font-name="Liberation Sans" fo:font-size="10pt" fo:language="en" fo:country="US" officeooo:rsid="01e593b6" officeooo:paragraph-rsid="01e593b6" style:font-size-asian="10pt" style:font-size-complex="10pt"/>
    </style:style>
    <style:style style:name="P151" style:family="paragraph" style:parent-style-name="Standard">
      <style:text-properties style:font-name="Liberation Sans" fo:font-size="10pt" fo:language="en" fo:country="US" officeooo:rsid="01e8d4dc" officeooo:paragraph-rsid="01e8d4dc" style:font-size-asian="10pt" style:font-size-complex="10pt"/>
    </style:style>
    <style:style style:name="P152" style:family="paragraph" style:parent-style-name="Standard">
      <style:text-properties style:font-name="Liberation Sans" fo:font-size="10pt" fo:language="en" fo:country="US" officeooo:rsid="01e93cea" officeooo:paragraph-rsid="01e93cea" style:font-size-asian="10pt" style:font-size-complex="10pt"/>
    </style:style>
    <style:style style:name="P153" style:family="paragraph" style:parent-style-name="Standard">
      <style:text-properties style:font-name="Liberation Sans" fo:font-size="10pt" fo:language="en" fo:country="US" officeooo:rsid="01eb0728" officeooo:paragraph-rsid="01eb0728" style:font-size-asian="10pt" style:font-size-complex="10pt"/>
    </style:style>
    <style:style style:name="P154" style:family="paragraph" style:parent-style-name="Standard">
      <style:text-properties style:font-name="Liberation Sans" fo:font-size="10pt" fo:language="en" fo:country="US" fo:font-weight="bold" officeooo:rsid="01e6e786" officeooo:paragraph-rsid="01e6e786" style:font-size-asian="10pt" style:font-weight-asian="bold" style:font-size-complex="10pt" style:font-weight-complex="bold"/>
    </style:style>
    <style:style style:name="P155" style:family="paragraph" style:parent-style-name="Standard">
      <style:text-properties style:font-name="Liberation Sans" fo:font-size="10pt" officeooo:rsid="0134e8f6" officeooo:paragraph-rsid="0134e8f6" style:font-size-asian="10pt" style:font-size-complex="10pt"/>
    </style:style>
    <style:style style:name="P156" style:family="paragraph" style:parent-style-name="Standard">
      <style:text-properties style:font-name="Liberation Sans" fo:font-size="10pt" officeooo:rsid="01d690ac" officeooo:paragraph-rsid="01d690ac" style:font-size-asian="10pt" style:font-size-complex="10pt"/>
    </style:style>
    <style:style style:name="P157"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style:font-name="Liberation Sans" fo:font-size="8pt" fo:language="en" fo:country="US" officeooo:rsid="01b0651f" officeooo:paragraph-rsid="01b0651f" style:font-size-asian="8pt" style:font-size-complex="8pt"/>
    </style:style>
    <style:style style:name="P158"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style:font-name="Liberation Sans" fo:font-size="8pt" fo:language="en" fo:country="US" officeooo:rsid="01b0651f" officeooo:paragraph-rsid="01cce162" style:font-size-asian="8pt" style:font-size-complex="8pt"/>
    </style:style>
    <style:style style:name="P159"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style:font-name="Liberation Sans" fo:font-size="8pt" fo:language="en" fo:country="US" officeooo:rsid="01bdc8d6" officeooo:paragraph-rsid="01be0d23" style:font-size-asian="8pt" style:font-size-complex="8pt"/>
    </style:style>
    <style:style style:name="P160" style:family="paragraph" style:parent-style-name="Standard">
      <style:text-properties style:font-name="Liberation Sans" fo:font-size="8pt" fo:language="en" fo:country="US" officeooo:rsid="01c91a03" officeooo:paragraph-rsid="01c91a03" style:font-size-asian="8pt" style:font-size-complex="8pt"/>
    </style:style>
    <style:style style:name="P161" style:family="paragraph" style:parent-style-name="Standard">
      <style:paragraph-properties fo:margin-top="0in" fo:margin-bottom="0in" style:contextual-spacing="false" fo:line-height="100%">
        <style:tab-stops>
          <style:tab-stop style:position="0.2484in"/>
          <style:tab-stop style:position="0.4965in"/>
          <style:tab-stop style:position="0.7535in"/>
          <style:tab-stop style:position="0.9854in"/>
        </style:tab-stops>
      </style:paragraph-properties>
      <style:text-properties style:font-name="Liberation Sans" fo:font-size="8pt" style:font-size-asian="8pt" style:font-size-complex="8pt"/>
    </style:style>
    <style:style style:name="P162"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fo:color="#bf0041" loext:opacity="100%" officeooo:paragraph-rsid="01be0d23"/>
    </style:style>
    <style:style style:name="P163" style:family="paragraph" style:parent-style-name="Standard">
      <style:paragraph-properties>
        <style:tab-stops>
          <style:tab-stop style:position="0.2484in"/>
          <style:tab-stop style:position="0.4965in"/>
          <style:tab-stop style:position="0.7535in"/>
          <style:tab-stop style:position="1.0016in"/>
        </style:tab-stops>
      </style:paragraph-properties>
      <style:text-properties fo:color="#bf0041" loext:opacity="100%" officeooo:rsid="01be0d23" officeooo:paragraph-rsid="01be0d23"/>
    </style:style>
    <style:style style:name="P164" style:family="paragraph" style:parent-style-name="Standard">
      <style:paragraph-properties fo:line-height="100%">
        <style:tab-stops>
          <style:tab-stop style:position="0.2484in"/>
          <style:tab-stop style:position="0.489in"/>
          <style:tab-stop style:position="0.7535in"/>
          <style:tab-stop style:position="1.0016in"/>
          <style:tab-stop style:position="1.25in"/>
        </style:tab-stops>
      </style:paragraph-properties>
      <style:text-properties fo:color="#158466" loext:opacity="100%" style:font-name="Liberation Sans" fo:font-size="8pt" fo:background-color="transparent" style:font-size-asian="8pt" style:font-size-complex="8pt"/>
    </style:style>
    <style:style style:name="P165" style:family="paragraph" style:parent-style-name="Standard">
      <style:text-properties fo:color="#808080" loext:opacity="100%" style:font-name="Liberation Sans" fo:font-size="10pt" fo:language="en" fo:country="US" officeooo:rsid="01cce162" officeooo:paragraph-rsid="01cce162" style:font-size-asian="10pt" style:font-size-complex="10pt"/>
    </style:style>
    <style:style style:name="P166" style:family="paragraph" style:parent-style-name="Standard">
      <style:paragraph-properties fo:line-height="100%">
        <style:tab-stops>
          <style:tab-stop style:position="0.2484in"/>
          <style:tab-stop style:position="0.4965in"/>
          <style:tab-stop style:position="0.7535in"/>
          <style:tab-stop style:position="1.0016in"/>
          <style:tab-stop style:position="1.25in"/>
          <style:tab-stop style:position="1.4984in"/>
        </style:tab-stops>
      </style:paragraph-properties>
      <style:text-properties fo:color="#808080" loext:opacity="100%" fo:font-size="8pt" fo:background-color="transparen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13a21fc" style:font-weight-asian="bold" style:font-weight-complex="bold"/>
    </style:style>
    <style:style style:name="T3" style:family="text">
      <style:text-properties fo:font-weight="bold" officeooo:rsid="0143dcc1" style:font-weight-asian="bold" style:font-weight-complex="bold"/>
    </style:style>
    <style:style style:name="T4" style:family="text">
      <style:text-properties fo:color="#999999" loext:opacity="100%"/>
    </style:style>
    <style:style style:name="T5" style:family="text">
      <style:text-properties fo:color="#999999" loext:opacity="100%" style:font-name="Consolas" fo:font-weight="normal"/>
    </style:style>
    <style:style style:name="T6" style:family="text">
      <style:text-properties fo:color="#999999" loext:opacity="100%" style:font-name="Consolas" fo:font-weight="normal" officeooo:rsid="0149612e"/>
    </style:style>
    <style:style style:name="T7" style:family="text">
      <style:text-properties fo:color="#999999" loext:opacity="100%" fo:font-size="8pt" officeooo:rsid="0151411f" style:font-size-asian="8pt" style:font-size-complex="8pt"/>
    </style:style>
    <style:style style:name="T8" style:family="text">
      <style:text-properties fo:color="#999999" loext:opacity="100%" officeooo:rsid="01612580"/>
    </style:style>
    <style:style style:name="T9" style:family="text">
      <style:text-properties fo:font-size="8pt" style:font-size-asian="8pt" style:font-size-complex="8pt"/>
    </style:style>
    <style:style style:name="T10" style:family="text">
      <style:text-properties fo:font-size="8pt" officeooo:rsid="013953d5" style:font-size-asian="8pt" style:font-size-complex="8pt"/>
    </style:style>
    <style:style style:name="T11" style:family="text">
      <style:text-properties fo:font-size="8pt" officeooo:rsid="013b8023" style:font-size-asian="8pt" style:font-size-complex="8pt"/>
    </style:style>
    <style:style style:name="T12" style:family="text">
      <style:text-properties fo:font-size="8pt" officeooo:rsid="014b2bbc" style:font-size-asian="8pt" style:font-size-complex="8pt"/>
    </style:style>
    <style:style style:name="T13" style:family="text">
      <style:text-properties fo:font-size="8pt" officeooo:rsid="014bd194" style:font-size-asian="8pt" style:font-size-complex="8pt"/>
    </style:style>
    <style:style style:name="T14" style:family="text">
      <style:text-properties fo:font-size="8pt" officeooo:rsid="0163dce2" style:font-size-asian="8pt" style:font-size-complex="8pt"/>
    </style:style>
    <style:style style:name="T15" style:family="text">
      <style:text-properties fo:font-size="8pt" officeooo:rsid="01b0651f" style:font-size-asian="8pt" style:font-size-complex="8pt"/>
    </style:style>
    <style:style style:name="T16" style:family="text">
      <style:text-properties fo:font-size="8pt" officeooo:rsid="0141bfe5" style:font-size-asian="7pt" style:font-size-complex="8pt"/>
    </style:style>
    <style:style style:name="T17" style:family="text">
      <style:text-properties fo:font-variant="normal" fo:text-transform="none" fo:color="#212529" loext:opacity="100%" style:font-name="Liberation Sans" fo:font-size="10pt" fo:letter-spacing="normal" fo:font-style="normal" fo:font-weight="normal" style:font-size-asian="10pt" style:font-size-complex="10pt"/>
    </style:style>
    <style:style style:name="T18" style:family="text">
      <style:text-properties fo:font-variant="normal" fo:text-transform="none" fo:color="#2e2e2e" loext:opacity="100%" fo:letter-spacing="normal" fo:font-style="normal" fo:font-weight="bold" style:font-weight-asian="bold" style:font-weight-complex="bold"/>
    </style:style>
    <style:style style:name="T19" style:family="text">
      <style:text-properties style:font-name="Liberation Sans" fo:font-size="10pt" style:font-size-asian="10pt" style:font-size-complex="10pt"/>
    </style:style>
    <style:style style:name="T20" style:family="text">
      <style:text-properties style:font-name="Liberation Sans" fo:font-size="10pt" officeooo:rsid="0136742b" style:font-size-asian="10pt" style:font-size-complex="10pt"/>
    </style:style>
    <style:style style:name="T21" style:family="text">
      <style:text-properties style:font-name="Liberation Sans" fo:font-size="10pt" fo:font-weight="bold" officeooo:rsid="0136742b" style:font-size-asian="10pt" style:font-weight-asian="bold" style:font-size-complex="10pt" style:font-weight-complex="bold"/>
    </style:style>
    <style:style style:name="T22" style:family="text">
      <style:text-properties style:font-name="Liberation Sans" fo:font-size="8pt" style:font-size-asian="8pt" style:font-size-complex="8pt"/>
    </style:style>
    <style:style style:name="T23" style:family="text">
      <style:text-properties style:font-name="Liberation Sans" fo:font-size="8pt" officeooo:rsid="0136742b" style:font-size-asian="8pt" style:font-size-complex="8pt"/>
    </style:style>
    <style:style style:name="T24" style:family="text">
      <style:text-properties fo:color="#158466" loext:opacity="100%" style:font-name="Consolas" fo:font-weight="normal"/>
    </style:style>
    <style:style style:name="T25" style:family="text">
      <style:text-properties fo:color="#158466" loext:opacity="100%" style:text-line-through-style="solid" style:text-line-through-type="single"/>
    </style:style>
    <style:style style:name="T26" style:family="text">
      <style:text-properties fo:color="#158466" loext:opacity="100%" style:text-line-through-style="solid" style:text-line-through-type="single" officeooo:rsid="016adfeb"/>
    </style:style>
    <style:style style:name="T27" style:family="text">
      <style:text-properties fo:color="#158466" loext:opacity="100%" fo:font-weight="normal"/>
    </style:style>
    <style:style style:name="T28" style:family="text">
      <style:text-properties officeooo:rsid="0136742b"/>
    </style:style>
    <style:style style:name="T29" style:family="text">
      <style:text-properties officeooo:rsid="013953d5"/>
    </style:style>
    <style:style style:name="T30" style:family="text">
      <style:text-properties officeooo:rsid="0139ab29"/>
    </style:style>
    <style:style style:name="T31" style:family="text">
      <style:text-properties style:font-name="Consolas" fo:font-weight="normal"/>
    </style:style>
    <style:style style:name="T32" style:family="text">
      <style:text-properties style:font-name="Consolas" fo:font-weight="normal" style:font-size-asian="8pt" style:font-size-complex="8pt"/>
    </style:style>
    <style:style style:name="T33" style:family="text">
      <style:text-properties style:font-name="Consolas" fo:font-weight="normal" officeooo:rsid="0149612e" style:font-size-asian="8pt" style:font-size-complex="8pt"/>
    </style:style>
    <style:style style:name="T34" style:family="text">
      <style:text-properties style:font-name="Consolas" fo:font-weight="normal" officeooo:rsid="0163dce2" style:font-size-asian="8pt" style:font-size-complex="8pt"/>
    </style:style>
    <style:style style:name="T35" style:family="text">
      <style:text-properties style:font-name="Consolas" fo:font-size="8pt" style:font-size-asian="8pt" style:font-size-complex="8pt"/>
    </style:style>
    <style:style style:name="T36" style:family="text">
      <style:text-properties style:font-name="Consolas" fo:language="en" fo:country="US" fo:font-weight="normal" officeooo:rsid="01c3f9d6"/>
    </style:style>
    <style:style style:name="T37" style:family="text">
      <style:text-properties officeooo:rsid="013a21fc"/>
    </style:style>
    <style:style style:name="T38" style:family="text">
      <style:text-properties officeooo:rsid="0141bfe5"/>
    </style:style>
    <style:style style:name="T39" style:family="text">
      <style:text-properties officeooo:rsid="0143dcc1"/>
    </style:style>
    <style:style style:name="T40" style:family="text">
      <style:text-properties officeooo:rsid="0145c585"/>
    </style:style>
    <style:style style:name="T41" style:family="text">
      <style:text-properties officeooo:rsid="0149612e"/>
    </style:style>
    <style:style style:name="T42" style:family="text">
      <style:text-properties officeooo:rsid="014b2bbc"/>
    </style:style>
    <style:style style:name="T43" style:family="text">
      <style:text-properties officeooo:rsid="014d881d"/>
    </style:style>
    <style:style style:name="T44" style:family="text">
      <style:text-properties officeooo:rsid="014eb918"/>
    </style:style>
    <style:style style:name="T45" style:family="text">
      <style:text-properties officeooo:rsid="0150b378"/>
    </style:style>
    <style:style style:name="T46" style:family="text">
      <style:text-properties officeooo:rsid="0151411f"/>
    </style:style>
    <style:style style:name="T47" style:family="text">
      <style:text-properties officeooo:rsid="015326e1"/>
    </style:style>
    <style:style style:name="T48" style:family="text">
      <style:text-properties officeooo:rsid="0154548f"/>
    </style:style>
    <style:style style:name="T49" style:family="text">
      <style:text-properties style:text-line-through-style="solid" style:text-line-through-type="single"/>
    </style:style>
    <style:style style:name="T50" style:family="text">
      <style:text-properties style:text-line-through-style="solid" style:text-line-through-type="single" officeooo:rsid="015326e1"/>
    </style:style>
    <style:style style:name="T51" style:family="text">
      <style:text-properties officeooo:rsid="0155fed0"/>
    </style:style>
    <style:style style:name="T52" style:family="text">
      <style:text-properties officeooo:rsid="015835f3"/>
    </style:style>
    <style:style style:name="T53" style:family="text">
      <style:text-properties officeooo:rsid="0159b084"/>
    </style:style>
    <style:style style:name="T54" style:family="text">
      <style:text-properties fo:color="#808080" loext:opacity="100%"/>
    </style:style>
    <style:style style:name="T55" style:family="text">
      <style:text-properties fo:color="#808080" loext:opacity="100%" officeooo:rsid="015f6c33"/>
    </style:style>
    <style:style style:name="T56" style:family="text">
      <style:text-properties fo:color="#808080" loext:opacity="100%" style:font-name="Consolas" fo:font-weight="normal"/>
    </style:style>
    <style:style style:name="T57" style:family="text">
      <style:text-properties fo:color="#808080" loext:opacity="100%" style:font-name="Consolas" fo:font-weight="normal" officeooo:rsid="015fa81c"/>
    </style:style>
    <style:style style:name="T58" style:family="text">
      <style:text-properties fo:color="#808080" loext:opacity="100%" style:font-name="Consolas" fo:font-weight="normal" officeooo:rsid="016c8fdd"/>
    </style:style>
    <style:style style:name="T59" style:family="text">
      <style:text-properties fo:color="#808080" loext:opacity="100%" style:font-name="Consolas" fo:font-weight="normal" officeooo:rsid="016e882f"/>
    </style:style>
    <style:style style:name="T60" style:family="text">
      <style:text-properties fo:color="#808080" loext:opacity="100%" style:font-name="Consolas" fo:font-weight="normal" officeooo:rsid="016ed343"/>
    </style:style>
    <style:style style:name="T61" style:family="text">
      <style:text-properties fo:color="#808080" loext:opacity="100%" style:font-name="Consolas" fo:font-weight="normal" officeooo:rsid="017072c2"/>
    </style:style>
    <style:style style:name="T62" style:family="text">
      <style:text-properties fo:color="#808080" loext:opacity="100%" style:font-name="Consolas" fo:font-weight="normal" fo:background-color="transparent" loext:char-shading-value="0"/>
    </style:style>
    <style:style style:name="T63" style:family="text">
      <style:text-properties fo:color="#808080" loext:opacity="100%" style:font-name="Consolas" fo:font-size="8pt" style:font-size-asian="8pt" style:font-size-complex="8pt"/>
    </style:style>
    <style:style style:name="T64" style:family="text">
      <style:text-properties fo:color="#808080" loext:opacity="100%" officeooo:rsid="015fa81c"/>
    </style:style>
    <style:style style:name="T65" style:family="text">
      <style:text-properties fo:color="#808080" loext:opacity="100%" fo:font-size="8pt" style:font-size-asian="8pt" style:font-size-complex="8pt"/>
    </style:style>
    <style:style style:name="T66" style:family="text">
      <style:text-properties fo:color="#808080" loext:opacity="100%" fo:font-size="8pt" officeooo:rsid="01629962" style:font-size-asian="8pt" style:font-size-complex="8pt"/>
    </style:style>
    <style:style style:name="T67" style:family="text">
      <style:text-properties fo:color="#808080" loext:opacity="100%" officeooo:rsid="01642d1f"/>
    </style:style>
    <style:style style:name="T68" style:family="text">
      <style:text-properties fo:color="#808080" loext:opacity="100%" fo:font-weight="normal"/>
    </style:style>
    <style:style style:name="T69" style:family="text">
      <style:text-properties fo:color="#808080" loext:opacity="100%" fo:font-weight="normal" officeooo:rsid="0166bf4d"/>
    </style:style>
    <style:style style:name="T70" style:family="text">
      <style:text-properties fo:color="#808080" loext:opacity="100%" officeooo:rsid="016adfeb"/>
    </style:style>
    <style:style style:name="T71" style:family="text">
      <style:text-properties fo:color="#808080" loext:opacity="100%" officeooo:rsid="015bee2e"/>
    </style:style>
    <style:style style:name="T72" style:family="text">
      <style:text-properties fo:color="#808080" loext:opacity="100%" style:font-name="Liberation Sans" fo:font-size="8pt" style:font-size-asian="8pt" style:font-size-complex="8pt"/>
    </style:style>
    <style:style style:name="T73" style:family="text">
      <style:text-properties fo:color="#808080" loext:opacity="100%" officeooo:rsid="01791d22"/>
    </style:style>
    <style:style style:name="T74" style:family="text">
      <style:text-properties fo:color="#808080" loext:opacity="100%" officeooo:rsid="01b2934b"/>
    </style:style>
    <style:style style:name="T75" style:family="text">
      <style:text-properties fo:color="#808080" loext:opacity="100%" officeooo:rsid="01be2682"/>
    </style:style>
    <style:style style:name="T76" style:family="text">
      <style:text-properties fo:color="#808080" loext:opacity="100%" officeooo:rsid="01e65f78"/>
    </style:style>
    <style:style style:name="T77" style:family="text">
      <style:text-properties officeooo:rsid="015fa81c"/>
    </style:style>
    <style:style style:name="T78" style:family="text">
      <style:text-properties officeooo:rsid="0163dce2"/>
    </style:style>
    <style:style style:name="T79" style:family="text">
      <style:text-properties fo:font-weight="normal"/>
    </style:style>
    <style:style style:name="T80" style:family="text">
      <style:text-properties fo:font-weight="normal" officeooo:rsid="01c91a03"/>
    </style:style>
    <style:style style:name="T81" style:family="text">
      <style:text-properties style:text-underline-style="solid" style:text-underline-width="auto" style:text-underline-color="font-color"/>
    </style:style>
    <style:style style:name="T82" style:family="text">
      <style:text-properties officeooo:rsid="01681521"/>
    </style:style>
    <style:style style:name="T83" style:family="text">
      <style:text-properties officeooo:rsid="016c76f5"/>
    </style:style>
    <style:style style:name="T84" style:family="text">
      <style:text-properties officeooo:rsid="015bee2e"/>
    </style:style>
    <style:style style:name="T85" style:family="text">
      <style:text-properties officeooo:rsid="01737a5f"/>
    </style:style>
    <style:style style:name="T86" style:family="text">
      <style:text-properties officeooo:rsid="017707e3" style:font-size-asian="10pt" style:font-size-complex="10pt"/>
    </style:style>
    <style:style style:name="T87" style:family="text">
      <style:text-properties officeooo:rsid="017861b0"/>
    </style:style>
    <style:style style:name="T88" style:family="text">
      <style:text-properties fo:language="fr" fo:country="FR" officeooo:rsid="017c80ee"/>
    </style:style>
    <style:style style:name="T89" style:family="text">
      <style:text-properties officeooo:rsid="017c80ee"/>
    </style:style>
    <style:style style:name="T90" style:family="text">
      <style:text-properties fo:language="en" fo:country="US" officeooo:rsid="017f9dfc" style:font-size-asian="10pt" style:font-size-complex="10pt"/>
    </style:style>
    <style:style style:name="T91" style:family="text">
      <style:text-properties officeooo:rsid="017e2312"/>
    </style:style>
    <style:style style:name="T92" style:family="text">
      <style:text-properties officeooo:rsid="01884eb3"/>
    </style:style>
    <style:style style:name="T93" style:family="text">
      <style:text-properties officeooo:rsid="018b80ba"/>
    </style:style>
    <style:style style:name="T94" style:family="text">
      <style:text-properties officeooo:rsid="018dc6b7"/>
    </style:style>
    <style:style style:name="T95" style:family="text">
      <style:text-properties officeooo:rsid="019170fa"/>
    </style:style>
    <style:style style:name="T96" style:family="text">
      <style:text-properties officeooo:rsid="01931890"/>
    </style:style>
    <style:style style:name="T97" style:family="text">
      <style:text-properties officeooo:rsid="019383c5"/>
    </style:style>
    <style:style style:name="T98" style:family="text">
      <style:text-properties officeooo:rsid="0193cb17"/>
    </style:style>
    <style:style style:name="T99" style:family="text">
      <style:text-properties officeooo:rsid="0196a504"/>
    </style:style>
    <style:style style:name="T100" style:family="text">
      <style:text-properties officeooo:rsid="0144177a"/>
    </style:style>
    <style:style style:name="T101" style:family="text">
      <style:text-properties officeooo:rsid="019ccb91"/>
    </style:style>
    <style:style style:name="T102" style:family="text">
      <style:text-properties officeooo:rsid="019f20d4"/>
    </style:style>
    <style:style style:name="T103" style:family="text">
      <style:text-properties officeooo:rsid="01a06384"/>
    </style:style>
    <style:style style:name="T104" style:family="text">
      <style:text-properties fo:color="#55308d" loext:opacity="100%"/>
    </style:style>
    <style:style style:name="T105" style:family="text">
      <style:text-properties fo:color="#55308d" loext:opacity="100%" fo:language="fr" fo:country="FR" officeooo:rsid="019ccb91"/>
    </style:style>
    <style:style style:name="T106" style:family="text">
      <style:text-properties officeooo:rsid="01a306ef"/>
    </style:style>
    <style:style style:name="T107" style:family="text">
      <style:text-properties officeooo:rsid="01a40fbe"/>
    </style:style>
    <style:style style:name="T108" style:family="text">
      <style:text-properties officeooo:rsid="01a5f187"/>
    </style:style>
    <style:style style:name="T109" style:family="text">
      <style:text-properties officeooo:rsid="01a9d640"/>
    </style:style>
    <style:style style:name="T110" style:family="text">
      <style:text-properties officeooo:rsid="01abf730"/>
    </style:style>
    <style:style style:name="T111" style:family="text">
      <style:text-properties officeooo:rsid="01ac5823"/>
    </style:style>
    <style:style style:name="T112" style:family="text">
      <style:text-properties officeooo:rsid="01a15826"/>
    </style:style>
    <style:style style:name="T113" style:family="text">
      <style:text-properties fo:color="#000000" loext:opacity="100%" fo:font-weight="normal" fo:background-color="transparent" loext:char-shading-value="0"/>
    </style:style>
    <style:style style:name="T114" style:family="text">
      <style:text-properties fo:color="#000000" loext:opacity="100%" style:font-name="Liberation Sans" fo:font-size="10pt" fo:language="en" fo:country="US" officeooo:rsid="01be0d23" style:font-size-asian="10pt" style:font-size-complex="10pt"/>
    </style:style>
    <style:style style:name="T115" style:family="text">
      <style:text-properties fo:color="#000000" loext:opacity="100%" fo:font-size="10pt" style:font-size-asian="10pt" style:font-size-complex="10pt"/>
    </style:style>
    <style:style style:name="T116" style:family="text">
      <style:text-properties fo:color="#000000" loext:opacity="100%" fo:font-size="10pt" officeooo:rsid="01be0d23" style:font-size-asian="10pt" style:font-size-complex="10pt"/>
    </style:style>
    <style:style style:name="T117" style:family="text">
      <style:text-properties officeooo:rsid="01b8dfbe"/>
    </style:style>
    <style:style style:name="T118" style:family="text">
      <style:text-properties officeooo:rsid="01bc0d3f"/>
    </style:style>
    <style:style style:name="T119" style:family="text">
      <style:text-properties officeooo:rsid="01bc1415"/>
    </style:style>
    <style:style style:name="T120" style:family="text">
      <style:text-properties officeooo:rsid="01bc98ed"/>
    </style:style>
    <style:style style:name="T121" style:family="text">
      <style:text-properties style:font-name="Liberation Sans" fo:font-size="10pt" fo:language="en" fo:country="US" officeooo:rsid="01bdc8d6" style:font-size-asian="10pt" style:font-size-complex="10pt"/>
    </style:style>
    <style:style style:name="T122" style:family="text">
      <style:text-properties style:font-name="Liberation Sans" fo:font-size="10pt" fo:language="en" fo:country="US" fo:font-weight="bold" officeooo:rsid="01bdc8d6" style:font-size-asian="10pt" style:font-weight-asian="bold" style:font-size-complex="10pt" style:font-weight-complex="bold"/>
    </style:style>
    <style:style style:name="T123" style:family="text">
      <style:text-properties fo:font-size="10pt" fo:font-weight="bold" style:font-size-asian="10pt" style:font-weight-asian="bold" style:font-size-complex="10pt" style:font-weight-complex="bold"/>
    </style:style>
    <style:style style:name="T124" style:family="text">
      <style:text-properties officeooo:rsid="01c0be15"/>
    </style:style>
    <style:style style:name="T125" style:family="text">
      <style:text-properties officeooo:rsid="01c223ea"/>
    </style:style>
    <style:style style:name="T126" style:family="text">
      <style:text-properties officeooo:rsid="01c47663"/>
    </style:style>
    <style:style style:name="T127" style:family="text">
      <style:text-properties officeooo:rsid="01c90144"/>
    </style:style>
    <style:style style:name="T128" style:family="text">
      <style:text-properties officeooo:rsid="01caabe0"/>
    </style:style>
    <style:style style:name="T129" style:family="text">
      <style:text-properties officeooo:rsid="01cbcd7e"/>
    </style:style>
    <style:style style:name="T130" style:family="text">
      <style:text-properties officeooo:rsid="01cce162"/>
    </style:style>
    <style:style style:name="T131" style:family="text">
      <style:text-properties style:text-line-through-style="none" style:text-line-through-type="none"/>
    </style:style>
    <style:style style:name="T132" style:family="text">
      <style:text-properties style:text-line-through-style="none" style:text-line-through-type="none" officeooo:rsid="01d36b6a"/>
    </style:style>
    <style:style style:name="T133" style:family="text">
      <style:text-properties fo:font-style="italic" style:font-style-asian="italic" style:font-style-complex="italic"/>
    </style:style>
    <style:style style:name="T134" style:family="text">
      <style:text-properties officeooo:rsid="01d1a6fb"/>
    </style:style>
    <style:style style:name="T135" style:family="text">
      <style:text-properties officeooo:rsid="01d1fb1b"/>
    </style:style>
    <style:style style:name="T136" style:family="text">
      <style:text-properties officeooo:rsid="01d205fd"/>
    </style:style>
    <style:style style:name="T137" style:family="text">
      <style:text-properties officeooo:rsid="01d36b6a"/>
    </style:style>
    <style:style style:name="T138" style:family="text">
      <style:text-properties officeooo:rsid="01d54fa0"/>
    </style:style>
    <style:style style:name="T139" style:family="text">
      <style:text-properties officeooo:rsid="01d7c22d"/>
    </style:style>
    <style:style style:name="T140" style:family="text">
      <style:text-properties officeooo:rsid="01d7ff9f"/>
    </style:style>
    <style:style style:name="T141" style:family="text">
      <style:text-properties officeooo:rsid="01dd5e91"/>
    </style:style>
    <style:style style:name="T142" style:family="text">
      <style:text-properties officeooo:rsid="01dee477"/>
    </style:style>
    <style:style style:name="T143" style:family="text">
      <style:text-properties officeooo:rsid="01e1310e"/>
    </style:style>
    <style:style style:name="T144" style:family="text">
      <style:text-properties officeooo:rsid="01e4fa99"/>
    </style:style>
    <style:style style:name="T145" style:family="text">
      <style:text-properties officeooo:rsid="01e93c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Commands:</text:p>
      <text:p text:style-name="P156">npm run dev</text:p>
      <text:p text:style-name="P128"><text:span text:style-name="T107"><text:s/>psql {External DB URL}</text:span></text:p>
      <text:p text:style-name="P145">npm run populate-db</text:p>
      <text:p text:style-name="P2"/>
      <text:p text:style-name="P2"/>
      <text:p text:style-name="P2">We will create a secured REST API with TS using libraries Express JS and type ORM</text:p>
      <text:p text:style-name="P2">Create rest-api folder in project folder </text:p>
      <text:p text:style-name="P2"><text:span text:style-name="T1">Express</text:span> (<text:a xlink:type="simple" xlink:href="https://expressjs.com/" text:style-name="Internet_20_link" text:visited-style-name="Visited_20_Internet_20_Link"><text:span text:style-name="T9">https://expressjs.com/</text:span></text:a>) Web framework for Node.js; <text:span text:style-name="T28">standard for building a rest API in node.</text:span></text:p>
      <text:p text:style-name="P29"><text:span text:style-name="T21">TypeORM</text:span><text:span text:style-name="T20"> (</text:span><text:span text:style-name="T23"> </text:span><text:a xlink:type="simple" xlink:href="https://typeorm.io/" text:style-name="Internet_20_link" text:visited-style-name="Visited_20_Internet_20_Link"><text:span text:style-name="T23">https://typeorm.io/</text:span></text:a><text:span text:style-name="T23"> </text:span><text:span text:style-name="T20">) is a TypeScript friendly ORM (object relational mapping) for Node ORM. This is a library, that help us to interact from JS environment with a sequel database and make the bridge between the object world and the relational world of the database type ORM</text:span></text:p>
      <text:p text:style-name="P29"><text:span text:style-name="T20">I</text:span><text:span text:style-name="T17">ts goal is to always support the latest JavaScript features and provide additional features that help you to develop any kind of application that uses databases – from small applications with a few tables to large-scale enterprise applications with multiple databases.</text:span><text:span text:style-name="T19"> </text:span></text:p>
      <text:p text:style-name="P4"><text:span text:style-name="T1">HEROKU</text:span> (<text:a xlink:type="simple" xlink:href="https://www.heroku.com/" text:style-name="Internet_20_link" text:visited-style-name="Visited_20_Internet_20_Link"><text:span text:style-name="T9">https://www.heroku.com/</text:span></text:a>) - cloud provider for DB</text:p>
      <text:p text:style-name="P1"/>
      <text:p text:style-name="P15">Setup project</text:p>
      <text:p text:style-name="P3">Create rest-api folder in D:\Asus\Angular\AngularUniversity</text:p>
      <text:p text:style-name="P5">in root folder (Rest-api) → npm init with default values (<text:span text:style-name="T9">result: package.json → change “scripts”: {empty}, “license”: “MIT”</text:span>)</text:p>
      <text:p text:style-name="P6">add dependencies: npm i --save-dev typescript <text:span text:style-name="T29">(</text:span><text:span text:style-name="T10">result: </text:span><text:span text:style-name="T9">node_m</text:span><text:span text:style-name="T11">o</text:span><text:span text:style-name="T9">dules</text:span><text:span text:style-name="T29">)</text:span></text:p>
      <text:p text:style-name="P6">create tsconfig.json in root folder with initial options:</text:p>
      <text:p text:style-name="P30"><text:span text:style-name="T30"><text:tab/></text:span><text:span text:style-name="T31">{</text:span></text:p>
      <text:p text:style-name="P84"><text:tab/><text:tab/>"compilerOptions": {</text:p>
      <text:p text:style-name="P84"><text:tab/><text:tab/><text:tab/>"target": "ES5",</text:p>
      <text:p text:style-name="P84"><text:tab/><text:tab/><text:tab/>"outDir": "dist"</text:p>
      <text:p text:style-name="P84"><text:tab/><text:tab/>}</text:p>
      <text:p text:style-name="P84"><text:tab/>}</text:p>
      <text:p text:style-name="P7">in root folder create src folder → in src create server.ts with console.log(‘Hello world’) for check</text:p>
      <text:p text:style-name="P7">go to package.json and change scripts: </text:p>
      <text:p text:style-name="P93"><text:tab/>"scripts": {</text:p>
      <text:p text:style-name="P85"><text:tab/><text:tab/>"build": "tsc", <text:span text:style-name="T54">//</text:span><text:span text:style-name="T55">TypeScript compiler, and all configuration options will be takes in tsconfig.json</text:span></text:p>
      <text:p text:style-name="P102"><text:span text:style-name="T31"><text:tab/><text:tab/>"start-server": "node dist/server.</text:span><text:span text:style-name="T24">js</text:span><text:span text:style-name="T31">"</text:span><text:span text:style-name="T56">//</text:span><text:span text:style-name="T57">output of running build</text:span></text:p>
      <text:p text:style-name="P85"><text:tab/>},</text:p>
      <text:p text:style-name="P9">in Rest-api folder → npm run build <text:span text:style-name="T29">(</text:span><text:span text:style-name="T10">result: </text:span><text:span text:style-name="T9">in dist folder server.js</text:span><text:span text:style-name="T29">)</text:span></text:p>
      <text:p text:style-name="P10">npm run start-server → <text:span text:style-name="T29">(</text:span><text:span text:style-name="T10">result: </text:span><text:span text:style-name="T9">Hello world in the terminal</text:span><text:span text:style-name="T29">)</text:span></text:p>
      <text:p text:style-name="P10"/>
      <text:p text:style-name="P11">npm install --save express<text:span text:style-name="T54"> //</text:span><text:span text:style-name="T64">normal dependency</text:span></text:p>
      <text:p text:style-name="P11">for using express in ts program npm install --save-dev @types/express <text:span text:style-name="T38">(</text:span><text:span text:style-name="T16">result: node_modules → @types → express</text:span><text:span text:style-name="T38">) </text:span></text:p>
      <text:p text:style-name="P12">Create server in server.ts (functions setupServer and startServer) <text:span text:style-name="T77">and call them</text:span></text:p>
      <text:p text:style-name="P12">in src create folder routes for all our express routes</text:p>
      <text:p text:style-name="P13">import express and routes <text:span text:style-name="T39">in the server.ts</text:span></text:p>
      <text:p text:style-name="P12"/>
      <text:p text:style-name="P8"/>
      <text:p text:style-name="P16">Express terminology</text:p>
      <text:p text:style-name="P14"><text:span text:style-name="T1">Route</text:span> is an important concept in th<text:span text:style-name="T117">e</text:span> Express framework; route is a mapping between URL that we are accessing in our endpoint and request handler that is going to produce the response to that request. </text:p>
      <text:p text:style-name="P40"><text:span text:style-name="T3">E</text:span><text:span text:style-name="T2">nd-point</text:span><text:span text:style-name="T37">, also known an express terminology, has a route </text:span>should be written in its own separate file and then configured in setupExpress function.</text:p>
      <text:p text:style-name="P40"/>
      <text:p text:style-name="P72">Express End-point</text:p>
      <text:p text:style-name="P41">define route for root request in setupExpress():</text:p>
      <text:p text:style-name="P41"><text:tab/><text:span text:style-name="T9">app.route(“/”).get(root);</text:span><text:span text:style-name="T65">//</text:span><text:span text:style-name="T66">root is a fn, that will be called when server will accept root request (“/” with this adress)</text:span></text:p>
      <text:p text:style-name="P41">create file root.ts in roots folder, <text:span text:style-name="T40">define fn root() and import this fn in server.ts</text:span></text:p>
      <text:p text:style-name="P42">import types Request and Response from express</text:p>
      <text:p text:style-name="P32">root.ts</text:p>
      <text:p text:style-name="P95">import {Request, Response} from "express";</text:p>
      <text:p text:style-name="P107">//in request we have access to the rq headers, body, query, cookies etc. </text:p>
      <text:p text:style-name="P107">//response – obj that going to be used by express to generate the response</text:p>
      <text:p text:style-name="P85">export function root(request: Request, response: Response) {</text:p>
      <text:p text:style-name="P85"><text:tab/>response.status(200).send("&lt;h1&gt;Express server is up and running!&lt;/h1&gt;"); <text:span text:style-name="T54">//</text:span><text:span text:style-name="T67">in browser, page</text:span></text:p>
      <text:p text:style-name="P85">}</text:p>
      <text:p text:style-name="P43"><text:soft-page-break/>To start server and test this end-point call listen method in startServer()</text:p>
      <text:p text:style-name="P32">server.ts</text:p>
      <text:p text:style-name="P94">import * as express from 'express';</text:p>
      <text:p text:style-name="P87">import { root } from './routes/root';</text:p>
      <text:p text:style-name="P103"/>
      <text:p text:style-name="P87">const app = express(); <text:span text:style-name="T4">//initializing express app, </text:span><text:span text:style-name="T8">it must be type core.Express</text:span></text:p>
      <text:p text:style-name="P103"/>
      <text:p text:style-name="P108">/*Here will be express end-poin<text:span text:style-name="T43">t</text:span>s</text:p>
      <text:p text:style-name="P108">Each end-point, also known an express terminology, has a route </text:p>
      <text:p text:style-name="P108">should be written in its own separate file and then configured in </text:p>
      <text:p text:style-name="P108">setupExpress function*/</text:p>
      <text:p text:style-name="P103"><text:span text:style-name="T31">function setupExpress() {</text:span>  </text:p>
      <text:p text:style-name="P103"><text:span text:style-name="T31"><text:tab/></text:span><text:span text:style-name="T5">//handler, that going to answer all requests that hit to root point of our express app</text:span></text:p>
      <text:p text:style-name="P108"><text:tab/>//http://localhost:9000/ - this is the root of the app</text:p>
      <text:p text:style-name="P87"><text:tab/>app.route("/").get(root); </text:p>
      <text:p text:style-name="P87">}</text:p>
      <text:p text:style-name="P87">function startServer() {</text:p>
      <text:p text:style-name="P106"><text:span text:style-name="T32"><text:tab/>app.listen(</text:span><text:span text:style-name="T33">90</text:span><text:span text:style-name="T34">2</text:span><text:span text:style-name="T33">0, () =&gt; {</text:span></text:p>
      <text:p text:style-name="P88"><text:tab/><text:tab/>console.log(`HTTP REST API Server is now running at <text:a xlink:type="simple" xlink:href="http://localhost:9020/" text:style-name="Internet_20_link" text:visited-style-name="Visited_20_Internet_20_Link">http://localhost:90</text:a><text:a xlink:type="simple" xlink:href="http://localhost:9020/" text:style-name="Internet_20_link" text:visited-style-name="Visited_20_Internet_20_Link"><text:span text:style-name="T78">2</text:span></text:a><text:a xlink:type="simple" xlink:href="http://localhost:9020/" text:style-name="Internet_20_link" text:visited-style-name="Visited_20_Internet_20_Link">0</text:a>`);<text:span text:style-name="T54">//</text:span><text:span text:style-name="T67">in terminal</text:span></text:p>
      <text:p text:style-name="P88"><text:tab/>}</text:p>
      <text:p text:style-name="P104"><text:span text:style-name="T31">);</text:span><text:span text:style-name="T5">//</text:span><text:span text:style-name="T6">hard code, will be changed</text:span></text:p>
      <text:p text:style-name="P87">}</text:p>
      <text:p text:style-name="P87">setupExpress();</text:p>
      <text:p text:style-name="P87">startServer();</text:p>
      <text:p text:style-name="P44"><text:s/><text:span text:style-name="T41">For check in terminal npm run build → run file: node dist/server.js </text:span><text:span text:style-name="T42">(</text:span><text:span text:style-name="T12">result: we can see in the terminal h1 from root() </text:span><text:span text:style-name="T13">or in browser localhost:90</text:span><text:span text:style-name="T14">2</text:span><text:span text:style-name="T13">0</text:span><text:span text:style-name="T42">). </text:span><text:span text:style-name="T44">It's a server process that is waiting for in-cam requests on this particular port. </text:span></text:p>
      <text:p text:style-name="P54">For open window in browser we can click on address in the terminal.</text:p>
      <text:p text:style-name="P44"/>
      <text:p text:style-name="P44"/>
      <text:p text:style-name="P45">For automate save and rerun the server with last version of the code:</text:p>
      <text:p text:style-name="P45">npm i --save-dev rimraf <text:span text:style-name="T54">//it allow us completely clean dist folder</text:span></text:p>
      <text:p text:style-name="P46">go to the <text:span text:style-name="T81">package.json</text:span> → scripts → <text:span text:style-name="T46">add new (first place) property “clean” : “rimraf dist” </text:span><text:span text:style-name="T7">// it will delete dist folder</text:span></text:p>
      <text:p text:style-name="P48">then add new property for execute this commands in convenient way <text:span text:style-name="T47">(last)</text:span>:</text:p>
      <text:p text:style-name="P49"><text:span text:style-name="T47">“dev”: </text:span><text:span text:style-name="T50">“npm run clean &amp;&amp;</text:span><text:span text:style-name="T49"> </text:span><text:span text:style-name="T50">npm run build &amp;&amp; npm run start-server”</text:span><text:span text:style-name="T47"> “npm-run-</text:span><text:span text:style-name="T48">all</text:span><text:span text:style-name="T47"> clean build start-</text:span><text:span text:style-name="T51">dev-</text:span><text:span text:style-name="T47">server”</text:span></text:p>
      <text:p text:style-name="P50">add module npm i<text:span text:style-name="T45"> </text:span>npm-run-all -<text:span text:style-name="T53">D</text:span> for windows machines to conveniently run in sequences in parallel </text:p>
      <text:p text:style-name="P51">add module npm i tsc-watch -<text:span text:style-name="T53">D</text:span> for trigger a brand new build when we save new changes</text:p>
      <text:p text:style-name="P55">add command for property “start-dev-server”: “tsc-watch --onSuccess <text:span text:style-name="T52">\”node dist/server.js\””</text:span></text:p>
      <text:p text:style-name="P33">"scripts": {</text:p>
      <text:p text:style-name="P34"><text:tab/>"clean": "rimraf dist",</text:p>
      <text:p text:style-name="P31"><text:tab/><text:span text:style-name="T79">"build": "tsc",</text:span></text:p>
      <text:p text:style-name="P31"><text:span text:style-name="T79"><text:tab/>"start-server": "node dist/server.js",</text:span><text:span text:style-name="T68"> //</text:span><text:span text:style-name="T69">for production without hot reloading</text:span></text:p>
      <text:p text:style-name="P34"><text:tab/>"start-server": "tsc-watch --onSuccess \"node dist/server.js\"",</text:p>
      <text:p text:style-name="P34"><text:tab/>"dev": "npm-run-all clean build start-server"</text:p>
      <text:p text:style-name="P34">},</text:p>
      <text:p text:style-name="P52">for execute: <text:span text:style-name="T1">npm run dev</text:span></text:p>
      <text:p text:style-name="P47"/>
      <text:p text:style-name="P73">Configuring port number in fn startServer</text:p>
      <text:p text:style-name="P56">What is the process.argv? </text:p>
      <text:p text:style-name="P36">console.log(process.argv): <text:span text:style-name="T54">//in terminal</text:span></text:p>
      <text:p text:style-name="P37">[</text:p>
      <text:p text:style-name="P37"><text:s text:c="2"/>'C:\\Program Files\\nodejs\\node.exe', <text:span text:style-name="T54">//</text:span><text:span text:style-name="T70">process that is running (our npm run dev)</text:span></text:p>
      <text:p text:style-name="P37"><text:s text:c="2"/>'D:<text:a xlink:type="simple" xlink:href="file://Asus//Angular//AngularUniversity//Rest-api//dist//server.js" text:style-name="Internet_20_link" text:visited-style-name="Visited_20_Internet_20_Link">\\Asus\\Angular\\AngularUniversity\\Rest-api\\dist\\server.js</text:a>', <text:span text:style-name="T54">//</text:span><text:span text:style-name="T70">name of the script that is currently running</text:span></text:p>
      <text:p text:style-name="P37"><text:s text:c="2"/><text:span text:style-name="T25">‘</text:span><text:span text:style-name="T26">9901’</text:span></text:p>
      <text:p text:style-name="P37">]</text:p>
      <text:p text:style-name="P36">For add arguments to the process go to the package.json → “scripts” → </text:p>
      <text:p text:style-name="P36"><text:tab/>"start-dev-server": "tsc-watch --onSuccess \"node dist/server.js <text:span text:style-name="T25">9901</text:span>\"", //it will print to console number of the port</text:p>
      <text:p text:style-name="P53"/>
      <text:p text:style-name="P53">Create export fn that will convert name of the port from process.argv <text:span text:style-name="T82">(contain all command line arguments)</text:span> to a number even if this port name contains the letters:</text:p>
      <text:p text:style-name="P96"/>
      <text:p text:style-name="P97"><text:span text:style-name="T84">let port: number; </text:span><text:span text:style-name="T71">//transform port number to type number</text:span></text:p>
      <text:p text:style-name="P97">let portArg = process.argv[2]; <text:span text:style-name="T54">//port number in the array of argv</text:span></text:p>
      <text:p text:style-name="P91">if (isInteger(portArg)) {</text:p>
      <text:p text:style-name="P91"><text:tab/>port = parseInt(portArg);</text:p>
      <text:p text:style-name="P91">}</text:p>
      <text:p text:style-name="P57"><text:soft-page-break/>For transform port to a number from string we should avoid fn parseInt (<text:span text:style-name="T9">if string contains a numbers – it’s ok, if string start with letters → Nan, if string end with letters → they will be ignored end this fn return number from start</text:span>). For <text:span text:style-name="T83">transform port to a number in convenient way we will create file utils.ts in src folder and create fn isInteger():</text:span></text:p>
      <text:p text:style-name="P98">export function isInteger (input: string) {</text:p>
      <text:p text:style-name="P105"><text:span text:style-name="T31"><text:tab/>return input?.match(/^\d+$/) ?? false; </text:span><text:span text:style-name="T56">//</text:span><text:span text:style-name="T58">this regExp contains start position (^) – check </text:span><text:span text:style-name="T59">that the input <text:tab/><text:tab/><text:tab/>contains decimal numbers (</text:span><text:span text:style-name="T61">\</text:span><text:span text:style-name="T59">d, from 0 to 9) - + means that it can be only decimal nums - end of the string <text:tab/><text:tab/>($), it means that this input contains only nums </text:span><text:span text:style-name="T60">and it is a intager</text:span><text:span text:style-name="T59">, false will be returned if input <text:tab/><text:tab/><text:tab/>contains null or undefined</text:span></text:p>
      <text:p text:style-name="P89">}</text:p>
      <text:p text:style-name="P99">For check it go to package.json and add parameter with port</text:p>
      <text:p text:style-name="P38">"start-dev-server": "tsc-watch --onSuccess \"node dist/server.js 9001\""</text:p>
      <text:p text:style-name="P58">and rerun npm run dev</text:p>
      <text:p text:style-name="P58"/>
      <text:p text:style-name="P53"><text:span text:style-name="T18">Adding Support For Multiple Environments Using dotenv</text:span> </text:p>
      <text:p text:style-name="P59">For support multiple environments: development, testing, production etc. </text:p>
      <text:p text:style-name="P59">With using library https://www.npmjs.com/package/dotenv</text:p>
      <text:p text:style-name="P60">Create file .env in root folder. <text:s/></text:p>
      <text:p text:style-name="P60">Add this file to git ignore because it contains passwords, private keys and things that in you don’t want to make public. </text:p>
      <text:p text:style-name="P60">Create ports in .env that you want to add to the project</text:p>
      <text:p text:style-name="P100">#Is meant to be used only in the local development environment <text:span text:style-name="T54">//</text:span><text:span text:style-name="T73">this is the comment in .env</text:span></text:p>
      <text:p text:style-name="P90">NODE_ENV=development</text:p>
      <text:p text:style-name="P90">PORT = 90<text:span text:style-name="T87">2</text:span>0</text:p>
      <text:p text:style-name="P61">Add library to the project:<text:tab/> npm i dotenv --save</text:p>
      <text:p text:style-name="P61">Add import to server.ts before!!!! another imports: <text:tab/></text:p>
      <text:p text:style-name="P61">import * as dotenv from ‘dotenv;’ </text:p>
      <text:p text:style-name="P61">and call at the next line: const result = dotenv.config();</text:p>
      <text:p text:style-name="P61">and at the next line add checking that the result is correct:</text:p>
      <text:p text:style-name="P39">if (result.error) {</text:p>
      <text:p text:style-name="P39"><text:tab/>console.log(‘Error loading environment variables, aborting.’);</text:p>
      <text:p text:style-name="P39"><text:tab/><text:span text:style-name="T85">process.exit(1) //kill our processes with error call 1</text:span></text:p>
      <text:p text:style-name="P39">}</text:p>
      <text:p text:style-name="P70"><text:span text:style-name="T86">Define new variable for port </text:span><text:span text:style-name="T22">const portEnv = process.env.PORT;</text:span><text:span text:style-name="T72"> //from .env</text:span></text:p>
      <text:p text:style-name="P62">Add checking to this variable:</text:p>
      <text:p text:style-name="P70"><text:span text:style-name="T86"><text:tab/></text:span><text:span text:style-name="T22">if (isInteger(portEnv)) {</text:span></text:p>
      <text:p text:style-name="P35"><text:tab/><text:tab/>port = parseInt(portEnv);</text:p>
      <text:p text:style-name="P35"><text:tab/>}</text:p>
      <text:p text:style-name="P62">And now port 90<text:span text:style-name="T87">2</text:span>0</text:p>
      <text:p text:style-name="P63">We need modify next condition with argv: </text:p>
      <text:p text:style-name="P101">if (!port &amp;&amp; isInteger(portArg)) {</text:p>
      <text:p text:style-name="P91"><text:tab/>port = parseInt(portArg);</text:p>
      <text:p text:style-name="P91">}</text:p>
      <text:p text:style-name="P74"/>
      <text:p text:style-name="P83">Logging framework (Winston)</text:p>
      <text:p text:style-name="P75">console.log() will <text:span text:style-name="T88">be</text:span><text:span text:style-name="T89"> always present in all environments (production, development etc.). We want more logging in development so we can troubleshoot things, but in production we only want error logging. For situation when we have urgent problem, in test environment, in integration environment </text:span><text:span text:style-name="T91">we want to temporary increase (+) the logging level in that particular environment. This is possible with logging framework. </text:span></text:p>
      <text:p text:style-name="P80">Winston the most popular logging library <text:span text:style-name="T92">f</text:span>or Node Js</text:p>
      <text:p text:style-name="P80">(https://www.npmjs.com/package/winston?activeTab=readme). </text:p>
      <text:p text:style-name="P76">in terminal <text:s/>npm <text:span text:style-name="T94">i</text:span> --save winston</text:p>
      <text:p text:style-name="P76">add to the file .env: </text:p>
      <text:p text:style-name="P71"><text:span text:style-name="T90"><text:tab/></text:span><text:span text:style-name="T35">LOGGER_LEVEL=debug </text:span><text:span text:style-name="T63">#development environment; for prod LOGGING_LEVEL=error || info</text:span></text:p>
      <text:p text:style-name="P77">Create in routes folder file logger.ts for all winston configuration</text:p>
      <text:p text:style-name="P77"/>
      <text:p text:style-name="P86">import * as winston from "winston"; </text:p>
      <text:p text:style-name="P85">export const logger = winston.createLogger ({</text:p>
      <text:p text:style-name="P85"><text:tab/>level: process.env.LOGGER_LEVEL,</text:p>
      <text:p text:style-name="P85"><text:tab/>format: winston.format.json({space: 4}),</text:p>
      <text:p text:style-name="P85"><text:tab/>transports: [</text:p>
      <text:p text:style-name="P85"><text:tab/><text:tab/>new winston.transports.File({</text:p>
      <text:p text:style-name="P85"><text:tab/><text:tab/><text:tab/>filename: "logs/all.log"</text:p>
      <text:p text:style-name="P85"><text:tab/><text:tab/>}),</text:p>
      <text:p text:style-name="P85"><text:tab/><text:tab/>new winston.transports.File({</text:p>
      <text:p text:style-name="P85"><text:soft-page-break/><text:tab/><text:tab/><text:tab/>filename: "logs/error.log",</text:p>
      <text:p text:style-name="P85"><text:tab/><text:tab/><text:tab/>level: "error"</text:p>
      <text:p text:style-name="P85"><text:tab/><text:tab/>}),</text:p>
      <text:p text:style-name="P85"><text:tab/>]</text:p>
      <text:p text:style-name="P85">})</text:p>
      <text:p text:style-name="P109">//Add logging to console in development environment</text:p>
      <text:p text:style-name="P85">if (process.env.NODE_ENV != "production") {</text:p>
      <text:p text:style-name="P85"><text:tab/>logger.add(new winston.transports.Console({</text:p>
      <text:p text:style-name="P85"><text:tab/><text:tab/>format: winston.format.simple()</text:p>
      <text:p text:style-name="P85"><text:tab/>}));</text:p>
      <text:p text:style-name="P85">}</text:p>
      <text:p text:style-name="P92"/>
      <text:p text:style-name="P77"/>
      <text:p text:style-name="P78">Go to the server.ts</text:p>
      <text:p text:style-name="P78">We will still using console.log (only in this place in the app) in block if(result.error) {…}, but we need replace to logger in <text:s/>initialization our server (app.listen…: console.log() → to logger.info). Add import !!!!!! it should be after importing environment variables. </text:p>
      <text:p text:style-name="P79">Winston must be v3 for this syntax, if it 2.x you should <text:span text:style-name="T93">type in the console</text:span> npm i winston@next --save</text:p>
      <text:p text:style-name="P81"/>
      <text:p text:style-name="P82">And now we have logs folder in our project with two files: all.log and error.log. </text:p>
      <text:p text:style-name="P64">Add to .gitignore logs folder</text:p>
      <text:p text:style-name="P53"/>
      <text:p text:style-name="P53"/>
      <text:p text:style-name="P65">Database connection</text:p>
      <text:p text:style-name="P68">Install PostrgreSQL on the machine from the official site.</text:p>
      <text:p text:style-name="P65">In this project we’re using a Postgres DB <text:span text:style-name="T95">and cloud provider Heroku.</text:span></text:p>
      <text:p text:style-name="P110">Go to heroku.com and create an account. <text:span text:style-name="T96">This service using Authenticator in my phone. Login and password in the google passwords. </text:span><text:span text:style-name="T97">Free for 30 days from 2</text:span><text:span text:style-name="T102">5</text:span><text:span text:style-name="T97">/11/2024</text:span></text:p>
      <text:p text:style-name="P111">You need create a new application https://dashboard.heroku.com/new-app </text:p>
      <text:p text:style-name="P112">App name: typescript-bootcamp-1 </text:p>
      <text:p text:style-name="P112">Location: Europe</text:p>
      <text:p text:style-name="P112"/>
      <text:p text:style-name="P66"/>
      <text:p text:style-name="P66">https://render.com/</text:p>
      <text:p text:style-name="P66">Free alternative for Heroku. Used github profile and user name MargoYerm</text:p>
      <text:p text:style-name="P41">Free PostgreSQL databases expire 30 days after creation <text:span text:style-name="T99">(</text:span><text:span text:style-name="T106">08</text:span><text:span text:style-name="T99">/12/2024)</text:span>. An expired Free database is inaccessible unless you upgrade it to a paid instance type. 256 MB (RAM)</text:p>
      <text:p text:style-name="P41">Free PostgreSQL databases have a fixed storage capacity of 1 GB.</text:p>
      <text:p text:style-name="P67">Create a new <text:s/><text:span text:style-name="T100">PostgreSQL databases </text:span>(+ New → <text:span text:style-name="T100">PostgreSQL database → </text:span>name: <text:span text:style-name="T98">typescript-bootcamp-1</text:span> )</text:p>
      <text:p text:style-name="P40"><text:a xlink:type="simple" xlink:href="https://dashboard.render.com/d/dpg-ct0gh1l6l47c73b4u260-a" text:style-name="Internet_20_link" text:visited-style-name="Visited_20_Internet_20_Link">https://dashboard.render.com/d/dpg-ct0gh1l6l47c73b4u260-a</text:a></text:p>
      <text:p text:style-name="P67">For connect this DB we need DB client <text:span text:style-name="T103">|| cli for connect DB from you development environment and run some queries. So we n</text:span><text:span text:style-name="T106">e</text:span><text:span text:style-name="T103">ed </text:span><text:span text:style-name="T106">to </text:span><text:span text:style-name="T103">install PstrgreSQL to the computer for Windows with client</text:span>: </text:p>
      <text:p text:style-name="P69">Copy Internal url: postgresql://tsbootcamp_user:OYr4LSFiL95aCz9w009stZCw4smxPiMu@dpg-ct0gh1l6l47c73b4u260-a/tsbootcamp</text:p>
      <text:p text:style-name="P5"/>
      <text:p text:style-name="P113">EDB (site internet, Google password manager) account for PostgreSQL </text:p>
      <text:p text:style-name="P18"><text:span text:style-name="T105">login: </text:span><text:a xlink:type="simple" xlink:href="mailto:margoermachenko@gmail.com" text:style-name="Internet_20_link" text:visited-style-name="Visited_20_Internet_20_Link"><text:span text:style-name="T104">margoermachenko@gmail.com</text:span></text:a></text:p>
      <text:p text:style-name="P114"><text:span text:style-name="T101">password: </text:span>!x72$ieNi$CVD.e</text:p>
      <text:p text:style-name="P18"/>
      <text:p text:style-name="P19">Go to settings in the cloud server(render) for get credentials for access to the DB. Copy the value Internal DB URL <text:span text:style-name="T107">(o</text:span><text:span text:style-name="T110">r</text:span><text:span text:style-name="T107"> External in my case)</text:span> with all credentials. </text:p>
      <text:p text:style-name="P19">Switch to the terminal <text:span text:style-name="T107">and type psql {External DB URL} </text:span><text:span text:style-name="T118">for check if it working</text:span><text:span text:style-name="T107">. For this working add environment credential for new machine, google → psgl not a command → stack overflow </text:span></text:p>
      <text:p text:style-name="P19">/<text:span text:style-name="T108">dt – list of db tables</text:span></text:p>
      <text:p text:style-name="P19">/<text:span text:style-name="T108">q – to close command line client</text:span></text:p>
      <text:p text:style-name="P19"/>
      <text:p text:style-name="P19"/>
      <text:p text:style-name="P20">TypeORM (object relational mapper) <text:span text:style-name="T109">popular in Node world because it support for TS </text:span></text:p>
      <text:p text:style-name="P20">We need add the db data library</text:p>
      <text:p text:style-name="P21">In this project we will use the <text:span text:style-name="T1">data mapper pattern</text:span> is an architectural pattern. It was named by Martin Fowler in his 2003 book Patterns of Enterprise Application Architecture. The interface of an object conforming to this <text:soft-page-break/>pattern would include functions such as Create, Read, Update, and Delete, that operate on objects that represent domain entity types in a data store.</text:p>
      <text:p text:style-name="P19"/>
      <text:p text:style-name="P21">We need install DB library witch is TypeORM:</text:p>
      <text:p text:style-name="P21"><text:tab/>npm install typeorm --save</text:p>
      <text:p text:style-name="P22">Then install the driver for PostgreSQL:</text:p>
      <text:p text:style-name="P22"><text:tab/><text:span text:style-name="T111">npm install </text:span>pg<text:span text:style-name="T111"> --save</text:span></text:p>
      <text:p text:style-name="P23"><text:span text:style-name="T119">Then we need to set up environment for support different DB: </text:span><text:span text:style-name="T120">for development when only developer has access and for production DB that is live and witch many users are connecting. For this</text:span> we need update .env file for database environment (for development) from DB service (render): <text:span text:style-name="T112"><text:tab/></text:span></text:p>
      <text:p text:style-name="P19"><text:tab/><text:span text:style-name="T9">DB_HOST=dpg-ctjhhc5ds78s73eq36b0-a</text:span></text:p>
      <text:p text:style-name="P26"><text:tab/>DB_PORT= 5432</text:p>
      <text:p text:style-name="P26"><text:tab/>DB_USERNAME=typescript_bootcamp_1_idtk_user</text:p>
      <text:p text:style-name="P26"><text:tab/>DB_PASSWORD= Bc8XGiF1GRTeWSybVyNrM0eeKWXaRl3f</text:p>
      <text:p text:style-name="P26"><text:tab/>DB_NAME= typescript_bootcamp_1_idtk</text:p>
      <text:p text:style-name="P24">Then we need create file data-source.ts in src → routes and in this file we need create new typeORM data source:</text:p>
      <text:p text:style-name="P27">import { DataSource } from "typeorm";</text:p>
      <text:p text:style-name="P27">export const AppDataSource = new DataSource( {</text:p>
      <text:p text:style-name="P27"><text:s text:c="2"/>type: "postgres",</text:p>
      <text:p text:style-name="P27"><text:s text:c="2"/>host: process.env.DB_HOST,</text:p>
      <text:p text:style-name="P27"><text:s text:c="2"/>username: process.env.DB_USERNAME,</text:p>
      <text:p text:style-name="P27"><text:s text:c="2"/>password: process.env.DB_PASSWORD,</text:p>
      <text:p text:style-name="P27"><text:s text:c="2"/>port: parseInt(process.env.DB_PORT),</text:p>
      <text:p text:style-name="P27"><text:s text:c="2"/>database: process.env.DB_NAME,</text:p>
      <text:p text:style-name="P27"><text:s text:c="2"/>ssl: true, <text:span text:style-name="T54">//</text:span><text:span text:style-name="T74">for get known client certificat, without this, we get an error from initialization, catch. </text:span><text:span text:style-name="T75">Specific for Heroku, not with render</text:span></text:p>
      <text:p text:style-name="P28"><text:s text:c="2"/><text:span text:style-name="T62">//extra for turn of request of the ssl certificat for learning project</text:span></text:p>
      <text:p text:style-name="P115"><text:s text:c="2"/>extra: {</text:p>
      <text:p text:style-name="P115"><text:s text:c="4"/>ssl: {</text:p>
      <text:p text:style-name="P115"><text:s text:c="6"/>rejectUnauthorized: false</text:p>
      <text:p text:style-name="P115"><text:s text:c="4"/>}</text:p>
      <text:p text:style-name="P115"><text:s text:c="2"/>},</text:p>
      <text:p text:style-name="P28"><text:s text:c="2"/>entities: [],</text:p>
      <text:p text:style-name="P27"><text:s/><text:span text:style-name="T54"><text:s/>//for logging to the console all SQL queries that are created by typeORM, </text:span><text:span text:style-name="T74">for development</text:span></text:p>
      <text:p text:style-name="P27"><text:s text:c="2"/>logging: true, </text:p>
      <text:p text:style-name="P27">} )</text:p>
      <text:p text:style-name="P27"/>
      <text:p text:style-name="P162"><text:span text:style-name="T122">PROBLEM with connection to render</text:span><text:span text:style-name="T121">: </text:span><text:span text:style-name="T114">we need add to the host in .env </text:span><text:span text:style-name="T115">.frankfurt-postgres.render.com </text:span><text:span text:style-name="T116">from ExternalUrl || add url to the DataSource object and variable DB_URL to the .env </text:span></text:p>
      <text:p text:style-name="P163"><text:span text:style-name="T123">FOR UPDATE PostgreSQL with time: </text:span><text:span text:style-name="T115">create new DB in render and update values for DB in the file .env. For check in terminal npm run dev</text:span></text:p>
      <text:p text:style-name="P159"><text:s/></text:p>
      <text:p text:style-name="P24"/>
      <text:p text:style-name="P126">Then, we need going to the server.ts and initialize our server at the end of the file: </text:p>
      <text:p text:style-name="P116">AppDataSource.initialize()</text:p>
      <text:p text:style-name="P116"><text:s text:c="2"/>.then( () =&gt; {</text:p>
      <text:p text:style-name="P116"><text:s text:c="4"/>logger.info(`The datasource has been initialized successfully.`);</text:p>
      <text:p text:style-name="P116"><text:s text:c="4"/>setupExpress();</text:p>
      <text:p text:style-name="P116"><text:s text:c="4"/>startServer();</text:p>
      <text:p text:style-name="P116"><text:s text:c="2"/>})</text:p>
      <text:p text:style-name="P116"><text:s text:c="2"/>.catch(err =&gt; {</text:p>
      <text:p text:style-name="P116"><text:s text:c="4"/>logger.error(`Error during data source initialization`, err);</text:p>
      <text:p text:style-name="P116"><text:s text:c="4"/>process.exit(1)//for exit from open running if data source is not working </text:p>
      <text:p text:style-name="P116"><text:s text:c="2"/>})</text:p>
      <text:p text:style-name="P19"/>
      <text:p text:style-name="P25">With Ssl certificate we need to pass to the server client data when we working with PostgreSQL. And with this learning project we will turn of this possibility with extra options in the data-source.ts</text:p>
      <text:p text:style-name="P19"/>
      <text:p text:style-name="P19"/>
      <text:p text:style-name="P129"><text:span text:style-name="T1">Create</text:span> the <text:span text:style-name="T1">Data Model</text:span></text:p>
      <text:p text:style-name="P129">In src folder create models folder → inside the folder models create file course.ts. → <text:span text:style-name="T124">create export class Course </text:span><text:span text:style-name="T125">without extends that will be correspond to a table courses. </text:span></text:p>
      <text:p text:style-name="P130">To intern this Course class to typeORM model we need to add @Entity() decorator from typeORM and make sure to use correct imports for this type. In old version we can get error in ClassName, in that case we need to add to the tsconfig option “experimentalDecorators”: true.</text:p>
      <text:p text:style-name="P131"><text:soft-page-break/>Now we need add some configurations to @Entity decorator.</text:p>
      <text:p text:style-name="P131">Then we need add decorators for each property in the Course class. <text:span text:style-name="T126">And add typical columns for DB.</text:span></text:p>
      <text:p text:style-name="P131"/>
      <text:p text:style-name="P118"><text:span text:style-name="T36">import { BaseEntity, Column, CreateDateColumn, Entity, PrimaryGeneratedColumn, UpdateDateColumn } from "typeorm";</text:span></text:p>
      <text:p text:style-name="P120"><text:span text:style-name="T79">@Entity({name: "COURSES"</text:span><text:span text:style-name="T68"> //name of DB table, link to Entity Course})</text:span></text:p>
      <text:p text:style-name="P122">export class Course {</text:p>
      <text:p text:style-name="P120"><text:span text:style-name="T79"><text:tab/>@PrimaryGeneratedColumn()</text:span><text:span text:style-name="T68">// typeORM will fill the id automatically</text:span></text:p>
      <text:p text:style-name="P120"><text:span text:style-name="T79"><text:tab/>id: number;</text:span></text:p>
      <text:p text:style-name="P120"><text:span text:style-name="T79"><text:tab/>@Column()</text:span></text:p>
      <text:p text:style-name="P120"><text:span text:style-name="T79"><text:tab/>seqNo: number;</text:span></text:p>
      <text:p text:style-name="P120"><text:span text:style-name="T79"><text:tab/>@Column()</text:span></text:p>
      <text:p text:style-name="P120"><text:span text:style-name="T79"><text:tab/>title: string;</text:span></text:p>
      <text:p text:style-name="P120"><text:span text:style-name="T79"><text:tab/>@Column()</text:span></text:p>
      <text:p text:style-name="P120"><text:span text:style-name="T79"><text:tab/>iconUrl: string;</text:span></text:p>
      <text:p text:style-name="P120"><text:span text:style-name="T79"><text:tab/>@Column()</text:span></text:p>
      <text:p text:style-name="P120"><text:span text:style-name="T79"><text:tab/>longDescription: string;</text:span></text:p>
      <text:p text:style-name="P120"><text:span text:style-name="T79"><text:tab/>@Column()</text:span></text:p>
      <text:p text:style-name="P120"><text:span text:style-name="T79"><text:tab/>category: string;</text:span></text:p>
      <text:p text:style-name="P120"><text:span text:style-name="T79"><text:tab/></text:span><text:span text:style-name="T27">@OneToMany(() =&gt; Lesson, lesson =&gt; lesson.course)</text:span></text:p>
      <text:p text:style-name="P164"><text:span text:style-name="T79"><text:tab/></text:span><text:span text:style-name="T80">lessons: Lesson[];</text:span></text:p>
      <text:p text:style-name="P120"><text:span text:style-name="T79"><text:tab/></text:span><text:span text:style-name="T68">//Typical columns</text:span></text:p>
      <text:p text:style-name="P120"><text:span text:style-name="T79"><text:tab/>@CreateDateColumn()</text:span></text:p>
      <text:p text:style-name="P120"><text:span text:style-name="T79"><text:tab/>createdAt: Date;</text:span></text:p>
      <text:p text:style-name="P120"><text:span text:style-name="T79"><text:tab/>@UpdateDateColumn()</text:span></text:p>
      <text:p text:style-name="P120"><text:span text:style-name="T79"><text:tab/>lastUpdatedAt: Date;</text:span></text:p>
      <text:p text:style-name="P120"><text:span text:style-name="T79">}</text:span></text:p>
      <text:p text:style-name="P132">In next lesson we going to Lesson Entity and link it to the Course Entity <text:span text:style-name="T127">in the b-directional one-to-many many-to-one relationships.</text:span></text:p>
      <text:p text:style-name="P133">Create lesson.ts in the models folder and create new class Lesson inside this file.</text:p>
      <text:p text:style-name="P134">For join this tables we need to create new property lessons in the class Course, and property course in the class Lesson. <text:span text:style-name="T128">Add decorators to connect the tables: @OneToMany for the property lessons in the class Course and @ManyToOne, </text:span><text:span text:style-name="T129">@JoinColumn</text:span><text:span text:style-name="T128"> to the property course in the class Lesson.</text:span></text:p>
      <text:p text:style-name="P160"/>
      <text:p text:style-name="P124">@Entity({</text:p>
      <text:p text:style-name="P121"><text:span text:style-name="T79"><text:tab/>name: "LESSONS"</text:span></text:p>
      <text:p text:style-name="P123">})</text:p>
      <text:p text:style-name="P123">export class Lesson {</text:p>
      <text:p text:style-name="P121"><text:span text:style-name="T79"><text:tab/>@PrimaryGeneratedColumn()</text:span></text:p>
      <text:p text:style-name="P121"><text:span text:style-name="T79"><text:tab/>id: number;</text:span></text:p>
      <text:p text:style-name="P121"/>
      <text:p text:style-name="P121"><text:span text:style-name="T79"><text:tab/>@Column()</text:span></text:p>
      <text:p text:style-name="P121"><text:span text:style-name="T79"><text:tab/>title: string;</text:span></text:p>
      <text:p text:style-name="P121"/>
      <text:p text:style-name="P121"><text:span text:style-name="T79"><text:tab/>@Column()</text:span></text:p>
      <text:p text:style-name="P121"><text:span text:style-name="T79"><text:tab/>duration: string;</text:span></text:p>
      <text:p text:style-name="P121"/>
      <text:p text:style-name="P121"><text:span text:style-name="T79"><text:tab/>@Column()</text:span></text:p>
      <text:p text:style-name="P121"><text:span text:style-name="T79"><text:tab/>seqNo: number;</text:span></text:p>
      <text:p text:style-name="P121"/>
      <text:p text:style-name="P121"><text:span text:style-name="T79"><text:tab/>@ManyToOne( () =&gt; Course, course =&gt; course.lessons)</text:span></text:p>
      <text:p text:style-name="P121"><text:span text:style-name="T79"><text:tab/>@JoinColumn({</text:span></text:p>
      <text:p text:style-name="P121"><text:span text:style-name="T79"><text:tab/><text:tab/>name: "courseId"</text:span></text:p>
      <text:p text:style-name="P121"><text:span text:style-name="T79"><text:tab/>})</text:span></text:p>
      <text:p text:style-name="P121"><text:span text:style-name="T79"><text:tab/>course: Course;</text:span></text:p>
      <text:p text:style-name="P121"/>
      <text:p text:style-name="P121"><text:span text:style-name="T79"><text:tab/></text:span><text:span text:style-name="T68">//Typical columns</text:span></text:p>
      <text:p text:style-name="P121"><text:span text:style-name="T79"><text:tab/>@CreateDateColumn()</text:span></text:p>
      <text:p text:style-name="P121"><text:span text:style-name="T79"><text:tab/>createdAt: Date;</text:span></text:p>
      <text:p text:style-name="P121"><text:span text:style-name="T79"><text:tab/>@UpdateDateColumn()</text:span></text:p>
      <text:p text:style-name="P121"><text:span text:style-name="T79"><text:tab/>lastUpdatedAt: Date;</text:span></text:p>
      <text:p text:style-name="P161"><text:span text:style-name="T113">}</text:span></text:p>
      <text:p text:style-name="P133"/>
      <text:p text:style-name="P135">Generating a <text:span text:style-name="T1">Database Schema</text:span> using TypeORM</text:p>
      <text:p text:style-name="P136">Add this entities to the array AppDataSource → entities (data-source.ts) </text:p>
      <text:p text:style-name="P158">entities: [ <text:span text:style-name="T130">Course, Lesson</text:span>],</text:p>
      <text:p text:style-name="P136">Add property synchronize: true if the tables not been created yet in the DB, for development only</text:p>
      <text:p text:style-name="P165"><text:span text:style-name="T15">//using in development mode when the tables for Course, Lesson not been created yet</text:span></text:p>
      <text:p text:style-name="P136"><text:span text:style-name="T15">synchronize: true,</text:span></text:p>
      <text:p text:style-name="P137"><text:soft-page-break/>After that we get an error in the terminal: add "emitDecoratorMetadata": true option in tsconfig.json. <text:span text:style-name="T131">We can add this </text:span><text:span text:style-name="T132">or</text:span> install a new library for the decorators in data model works correctly:</text:p>
      <text:p text:style-name="P137">npm install --save reflect-metadata</text:p>
      <text:p text:style-name="P138">and add import for reflect-metadata library in the server.ts file.</text:p>
      <text:p text:style-name="P135"/>
      <text:p text:style-name="P139">Then we need to connect to our DB, for this open new terminal and type <text:span text:style-name="T133">psql {external url}</text:span> for render</text:p>
      <text:p text:style-name="P140">With this command <text:s/>\dt; we can see that we have 2 tables, which is empties now.</text:p>
      <text:p text:style-name="P140">\dS “COURSES” – showing the columns in the table</text:p>
      <text:p text:style-name="P140"/>
      <text:p text:style-name="P141">Now we will <text:span text:style-name="T1">add</text:span> some <text:span text:style-name="T1">data to typeORM</text:span> with a simple script. <text:span text:style-name="T137">Traying TypeORM</text:span></text:p>
      <text:p text:style-name="P141">In root folder create folder data → create db-data.ts and past content from gitHub Angular university.</text:p>
      <text:p text:style-name="P142">Then src → models → create file populate-db.ts </text:p>
      <text:p text:style-name="P143"><text:span text:style-name="T138">The </text:span>populate-db.ts <text:span text:style-name="T138">going to loop through all courses objects in our map and it’s going to insert the courses and they’re lessons in the database. </text:span></text:p>
      <text:p text:style-name="P143">In <text:s/>populate-db.ts add import for environment variables for connect to the DB data, then add import for COURSES, <text:span text:style-name="T136">and for the old projects we added import “reflect-metadata”</text:span>. <text:span text:style-name="T134">Create skeleton of the async function populateDB () <text:s/>and call it like a promise</text:span></text:p>
      <text:p text:style-name="P144">Open package.json and add some scripts: <text:span text:style-name="T135">populate-db </text:span><text:span text:style-name="T138">(for run db process)</text:span><text:span text:style-name="T135"> and </text:span><text:span text:style-name="T140">run-</text:span><text:span text:style-name="T135">populate-db-script. </text:span><text:span text:style-name="T140">For check: </text:span><text:span text:style-name="T139">npm run populate-db</text:span></text:p>
      <text:p text:style-name="P144"/>
      <text:p text:style-name="P154">Populating DB, Repositories</text:p>
      <text:p text:style-name="P146">Now we will take a data from DB file and we’re going to save it in the database. 1. courses to the courses table and 2 lessons to the lessons table. Go to function populateDb(). <text:s/></text:p>
      <text:p text:style-name="P147">To publish data to the DB we use AppDataSource.getRepository. We utilizes Course typeORM classes ( in models with @Entity decorators), if we want to interact with DB using the data mapper pattern, then we need a repository. Using the repository we can do all sorts of operations (CRUD, find, extend etc.), <text:span text:style-name="T141">all the DB operations are possible via repository.</text:span> <text:s/><text:span text:style-name="T142">At first we create all actions for save course, and than we create lessonsRepository and actions with lessons.</text:span></text:p>
      <text:p text:style-name="P148">Than we need show count of saved courses and lessons (totalCourses, totalLassons)<text:span text:style-name="T143">§ and add link between course and lesson.</text:span></text:p>
      <text:p text:style-name="P149">Than npm run populate-db <text:tab/>witch publish all the data to the server <text:span text:style-name="T144">and than we can see message Data inserted - courses 16, lessons 111 </text:span>Finished populating database, exiting!</text:p>
      <text:p text:style-name="P150">Than we can connect vie psql client to the db (psql ${db-url) and </text:p>
      <text:p text:style-name="P150">select count(*) from "COURSES"<text:span text:style-name="T1">;</text:span><text:span text:style-name="T54">//16</text:span></text:p>
      <text:p text:style-name="P150">select count(*) from "LESSONS"<text:span text:style-name="T1">;</text:span><text:span text:style-name="T54">//111</text:span></text:p>
      <text:p text:style-name="P149">select * from "LESSONS"; <text:span text:style-name="T54">//</text:span><text:span text:style-name="T76">show all lessons with correct courseId</text:span></text:p>
      <text:p text:style-name="P149"/>
      <text:p text:style-name="P125"><text:span text:style-name="T31">async function populateDb () {</text:span></text:p>
      <text:p text:style-name="P119"><text:span text:style-name="T31"><text:tab/></text:span><text:span text:style-name="T56">//init PostgreSQL Data source</text:span></text:p>
      <text:p text:style-name="P119"><text:span text:style-name="T31"><text:tab/>await AppDataSource.initialize();</text:span></text:p>
      <text:p text:style-name="P119"><text:span text:style-name="T31"><text:tab/>console.log(`DB connection ready.`); </text:span></text:p>
      <text:p text:style-name="P119"/>
      <text:p text:style-name="P119"><text:span text:style-name="T31"><text:tab/></text:span><text:span text:style-name="T56">//get data from the file db-data.ts</text:span></text:p>
      <text:p text:style-name="P166"><text:span text:style-name="T31"><text:tab/>//DeepPartial from ORM is improved version of the type Partial in ts</text:span></text:p>
      <text:p text:style-name="P119"><text:span text:style-name="T31"><text:tab/>const courses = Object.values(COURSES) as DeepPartial&lt;Course&gt;[];</text:span></text:p>
      <text:p text:style-name="P119"/>
      <text:p text:style-name="P119"><text:span text:style-name="T31"><text:tab/></text:span><text:span text:style-name="T56">//Insert courses to the DB</text:span></text:p>
      <text:p text:style-name="P119"><text:span text:style-name="T31"><text:tab/>const courseRepository = AppDataSource.getRepository(Course);</text:span></text:p>
      <text:p text:style-name="P119"><text:span text:style-name="T31"><text:tab/>const lessonsRepository = AppDataSource.getRepository(Lesson);</text:span></text:p>
      <text:p text:style-name="P119"/>
      <text:p text:style-name="P119"><text:span text:style-name="T31"><text:tab/></text:span><text:span text:style-name="T56">//for check the operations that we can do with repository: courseRepository.</text:span></text:p>
      <text:p text:style-name="P166"><text:span text:style-name="T31"><text:tab/>//Insert the data vie Repository</text:span></text:p>
      <text:p text:style-name="P119"/>
      <text:p text:style-name="P119"><text:span text:style-name="T31"><text:tab/></text:span><text:span text:style-name="T56">//courseData is not an instance of the Course, it's data from DB data file</text:span></text:p>
      <text:p text:style-name="P119"><text:span text:style-name="T31"><text:tab/>for (let courseData of courses) {</text:span></text:p>
      <text:p text:style-name="P119"><text:span text:style-name="T31"><text:tab/><text:tab/>console.log(`Inserting course ${courseData.title}`);</text:span></text:p>
      <text:p text:style-name="P119"><text:span text:style-name="T31"><text:tab/><text:tab/></text:span><text:span text:style-name="T56">//instance of the Course class, ready to be inserted into the DB</text:span></text:p>
      <text:p text:style-name="P119"><text:span text:style-name="T31"><text:tab/><text:tab/>const course = courseRepository.create(courseData);</text:span></text:p>
      <text:p text:style-name="P119"><text:span text:style-name="T31"><text:tab/><text:tab/>await courseRepository.save(course);</text:span></text:p>
      <text:p text:style-name="P119"/>
      <text:p text:style-name="P119"><text:span text:style-name="T31"><text:tab/><text:tab/>for (let lessonData of courseData.lessons) {</text:span></text:p>
      <text:p text:style-name="P119"><text:span text:style-name="T31"><text:tab/><text:tab/><text:tab/>console.log(`Inserting lesson ${lessonData.title}`);</text:span></text:p>
      <text:p text:style-name="P119"><text:span text:style-name="T31"><text:tab/><text:tab/><text:tab/>const lesson = lessonsRepository.create(lessonData);</text:span></text:p>
      <text:p text:style-name="P119"><text:span text:style-name="T31"><text:tab/><text:tab/><text:tab/>lesson.course = course; </text:span><text:span text:style-name="T56">//for add link between course and lesson</text:span></text:p>
      <text:p text:style-name="P119"><text:soft-page-break/><text:span text:style-name="T31"><text:tab/><text:tab/><text:tab/>await lessonsRepository.save(lesson);</text:span></text:p>
      <text:p text:style-name="P119"><text:span text:style-name="T31"><text:tab/><text:tab/>}</text:span></text:p>
      <text:p text:style-name="P119"><text:span text:style-name="T31"><text:tab/>}</text:span></text:p>
      <text:p text:style-name="P119"/>
      <text:p text:style-name="P119"><text:span text:style-name="T31"><text:tab/>const totalCourses = await courseRepository</text:span></text:p>
      <text:p text:style-name="P119"><text:span text:style-name="T31"><text:tab/></text:span><text:span text:style-name="T56">//this api allows us create all sorts of queries</text:span><text:span text:style-name="T31"> </text:span></text:p>
      <text:p text:style-name="P119"><text:span text:style-name="T31"><text:tab/><text:tab/>.createQueryBuilder()</text:span></text:p>
      <text:p text:style-name="P119"><text:span text:style-name="T31"><text:tab/><text:tab/>.getCount();</text:span></text:p>
      <text:p text:style-name="P119"/>
      <text:p text:style-name="P119"><text:span text:style-name="T31"><text:tab/>const totalLessons = await lessonsRepository </text:span></text:p>
      <text:p text:style-name="P119"><text:span text:style-name="T31"><text:tab/><text:tab/>.createQueryBuilder()</text:span></text:p>
      <text:p text:style-name="P119"><text:span text:style-name="T31"><text:tab/><text:tab/>.getCount();</text:span></text:p>
      <text:p text:style-name="P119"/>
      <text:p text:style-name="P119"><text:span text:style-name="T31"><text:tab/>console.log(`Data inserted - courses ${totalCourses}, lessons ${totalLessons}`);</text:span></text:p>
      <text:p text:style-name="P117">}</text:p>
      <text:p text:style-name="P119"/>
      <text:p text:style-name="P117">populateDb()</text:p>
      <text:p text:style-name="P119"><text:span text:style-name="T31"><text:tab/>.then( () =&gt; {</text:span></text:p>
      <text:p text:style-name="P119"><text:span text:style-name="T31"><text:tab/><text:tab/>console.log(`Finished populating database, exiting!`);</text:span></text:p>
      <text:p text:style-name="P119"><text:span text:style-name="T31"><text:tab/><text:tab/>process.exit(0);// 0 signal to OS that the process was completed successfully</text:span></text:p>
      <text:p text:style-name="P119"><text:span text:style-name="T31"><text:tab/>})</text:span></text:p>
      <text:p text:style-name="P119"><text:span text:style-name="T31"><text:tab/>.catch(err =&gt; {</text:span></text:p>
      <text:p text:style-name="P119"><text:span text:style-name="T31"><text:tab/><text:tab/>console.error(`Error populating database.`, err);</text:span></text:p>
      <text:p text:style-name="P119"><text:span text:style-name="T31"><text:tab/>});</text:span></text:p>
      <text:p text:style-name="P149"/>
      <text:p text:style-name="P149"/>
      <text:p text:style-name="P154">Cleanup script (delete)</text:p>
      <text:p text:style-name="P151">We create a script that will clean all the tables in the DB <text:span text:style-name="T145">(delete-db.ts)</text:span>.</text:p>
      <text:p text:style-name="P152">Lessons depends of the courses, so at first we need delete the lessons and than the courses.</text:p>
      <text:p text:style-name="P153">After finishing the script, go to the package.json and add some scripts: <text:s/>delete-db and run-delete-db-script</text:p>
      <text:p text:style-name="P153"/>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32"/>
      <text:p text:style-name="P130"/>
      <text:p text:style-name="P130"/>
      <text:p text:style-name="P130"/>
      <text:p text:style-name="P130"/>
      <text:p text:style-name="P130"/>
      <text:p text:style-name="P129"><text:s/></text:p>
      <text:p text:style-name="P19"/>
      <text:p text:style-name="P19"/>
      <text:p text:style-name="P19"/>
      <text:p text:style-name="P19"/>
      <text:p text:style-name="P19"/>
      <text:p text:style-name="P18"><text:soft-page-break/></text:p>
      <text:p text:style-name="P5"/>
      <text:p text:style-name="P17"/>
      <text:p text:style-name="P17"/>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02T17:51:02.052000000</meta:creation-date>
    <dc:date>2025-01-10T17:11:52.044000000</dc:date>
    <meta:editing-duration>P28DT23H34M4S</meta:editing-duration>
    <meta:editing-cycles>148</meta:editing-cycles>
    <meta:generator>LibreOffice/7.3.2.2$Windows_X86_64 LibreOffice_project/49f2b1bff42cfccbd8f788c8dc32c1c309559be0</meta:generator>
    <meta:document-statistic meta:table-count="0" meta:image-count="0" meta:object-count="0" meta:page-count="9" meta:paragraph-count="371" meta:word-count="3160" meta:character-count="21247" meta:non-whitespace-character-count="18140"/>
  </office:meta>
</office:document-meta>
</file>